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9000001215CB43585CBFFE0FA.png" manifest:media-type="image/png"/>
  <manifest:file-entry manifest:full-path="Pictures/10000201000000A300000165075FB9B213F128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number:date-style style:name="D6">
      <number:day/>
      <number:text>. </number:text>
      <number:month number:style="long" number:textual="true"/>
      <number:text> </number:text>
      <number:year number:style="long"/>
    </number:date-style>
    <style:style style:name="gr1" style:family="graphic" style:parent-style-name="standard">
      <style:graphic-properties draw:fill-color="#ffcc00" draw:textarea-horizontal-align="justify" draw:textarea-vertical-align="middle" draw:auto-grow-height="false"/>
    </style:style>
    <style:style style:name="gr2" style:family="graphic" style:parent-style-name="standard">
      <style:graphic-properties draw:fill-color="#aea79f" draw:textarea-horizontal-align="justify" draw:textarea-vertical-align="middle" draw:auto-grow-height="false"/>
    </style:style>
    <style:style style:name="gr3" style:family="graphic" style:parent-style-name="standard">
      <style:graphic-properties draw:stroke="none" svg:stroke-color="#000000" draw:fill="none" draw:fill-color="#ffffff" fo:min-height="0.645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color="#ffffcc" draw:textarea-horizontal-align="justify" draw:textarea-vertical-align="middle" draw:auto-grow-height="false" fo:min-height="0.788cm" fo:min-width="3.448cm" fo:wrap-option="no-wrap"/>
    </style:style>
    <style:style style:name="gr6" style:family="graphic" style:parent-style-name="standard">
      <style:graphic-properties draw:stroke="none" svg:stroke-color="#000000" draw:fill="none" draw:fill-color="#ffffff" fo:min-height="0.416cm"/>
    </style:style>
    <style:style style:name="gr7" style:family="graphic" style:parent-style-name="standard">
      <style:graphic-properties draw:stroke="none" svg:stroke-color="#000000" draw:fill="none" draw:fill-color="#ffffff" fo:min-height="0.45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draw:fill="none" draw:fill-color="#ffffff" draw:auto-grow-width="true" fo:min-height="0.943cm" fo:min-width="5.459cm"/>
    </style:style>
    <style:style style:name="gr10" style:family="graphic" style:parent-style-name="standard">
      <style:graphic-properties svg:stroke-color="#000000" draw:fill-color="#dddddd" draw:textarea-horizontal-align="justify" draw:textarea-vertical-align="middle" draw:auto-grow-height="false" fo:min-height="0.334cm" fo:min-width="0.808cm" fo:wrap-option="no-wrap"/>
    </style:style>
    <style:style style:name="gr11" style:family="graphic" style:parent-style-name="standard">
      <style:graphic-properties draw:stroke="none" svg:stroke-color="#000000" draw:fill="none" draw:fill-color="#ffffff" fo:min-height="0.967cm"/>
    </style:style>
    <style:style style:name="gr12" style:family="graphic" style:parent-style-name="standard">
      <style:graphic-properties draw:stroke="none" svg:stroke-color="#000000" draw:fill="none" draw:fill-color="#ffffff" fo:min-height="0.399cm"/>
    </style:style>
    <style:style style:name="gr13" style:family="graphic" style:parent-style-name="standard">
      <style:graphic-properties draw:stroke="none" svg:stroke-color="#000000" draw:fill="none" draw:fill-color="#ffffff" fo:min-height="0.35cm"/>
    </style:style>
    <style:style style:name="gr14" style:family="graphic" style:parent-style-name="standard">
      <style:graphic-properties draw:stroke="none" svg:stroke-color="#000000" draw:fill="none" draw:fill-color="#ffffff" fo:min-height="0.867cm"/>
    </style:style>
    <style:style style:name="gr15" style:family="graphic" style:parent-style-name="standard">
      <style:graphic-properties draw:stroke="none" svg:stroke-color="#000000" draw:fill="none" draw:fill-color="#ffffff" fo:min-height="0.351cm"/>
    </style:style>
    <style:style style:name="gr16" style:family="graphic" style:parent-style-name="standard">
      <style:graphic-properties draw:stroke="none" svg:stroke-color="#000000" draw:fill="none" draw:fill-color="#ffffff" fo:min-height="0.559cm"/>
    </style:style>
    <style:style style:name="gr17" style:family="graphic" style:parent-style-name="standard">
      <style:graphic-properties draw:stroke="none" svg:stroke-color="#000000" draw:fill="none" draw:fill-color="#ffffff" fo:min-height="1.289cm"/>
    </style:style>
    <style:style style:name="gr18" style:family="graphic" style:parent-style-name="standard">
      <style:graphic-properties draw:fill="none" draw:fill-color="#99ff66"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20" style:family="graphic" style:parent-style-name="standard">
      <style:graphic-properties draw:stroke="dash" draw:stroke-dash="Ultrafine_20_2_20_Dots_20_3_20_Dashes" svg:stroke-width="0.1cm" draw:marker-start-width="0.5cm" draw:marker-end-width="0.5cm" draw:fill="none" draw:fill-color="#99ff66"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015cm"/>
    </style:style>
    <style:style style:name="gr2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size="10.5pt" style:font-size-asian="10.5pt" style:font-size-complex="10.5pt"/>
    </style:style>
    <style:style style:name="P4" style:family="paragraph">
      <style:paragraph-properties fo:text-align="center"/>
      <style:text-properties fo:font-size="8pt" fo:font-style="normal" fo:font-weight="bold" style:font-size-asian="8pt" style:font-style-asian="normal" style:font-weight-asian="bold" style:font-size-complex="8pt" style:font-style-complex="normal" style:font-weight-complex="bold"/>
    </style:style>
    <style:style style:name="P5" style:family="paragraph">
      <style:paragraph-properties fo:text-align="center"/>
      <style:text-properties fo:font-size="8pt" fo:font-weight="bold" style:font-size-asian="8pt" style:font-weight-asian="bold" style:font-size-complex="8pt" style:font-weight-complex="bold"/>
    </style:style>
    <style:style style:name="P6" style:family="paragraph">
      <style:text-properties fo:font-size="8pt" fo:font-weight="bold" style:font-size-asian="8pt" style:font-weight-asian="bold" style:font-size-complex="8pt" style:font-weight-complex="bold"/>
    </style:style>
    <style:style style:name="P7" style:family="paragraph">
      <style:paragraph-properties fo:text-align="center"/>
      <style:text-properties fo:font-size="8pt" style:font-size-asian="8pt" style:font-size-complex="8pt"/>
    </style:style>
    <style:style style:name="P8" style:family="paragraph">
      <style:text-properties fo:font-size="7pt" fo:font-weight="bold" style:font-size-asian="7pt" style:font-weight-asian="bold" style:font-size-complex="7pt" style:font-weight-complex="bold"/>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10.5pt" style:font-size-asian="10.5pt" style:font-size-complex="10.5pt"/>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color="#ff6600" fo:font-size="8pt" fo:font-style="normal" fo:font-weight="bold" style:font-size-asian="8pt" style:font-style-asian="normal" style:font-weight-asian="bold" style:font-size-complex="8pt" style:font-style-complex="normal" style:font-weight-complex="bold"/>
    </style:style>
    <style:style style:name="T6" style:family="text">
      <style:text-properties fo:font-size="7pt" fo:font-weight="bold" style:font-size-asian="7pt" style:font-weight-asian="bold" style:font-size-complex="7pt" style:font-weight-complex="bold"/>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style style:name="T8" style:family="text">
      <style:text-properties fo:color="#ff3333" fo:font-size="8pt" fo:font-style="italic" fo:font-weight="bold" style:font-size-asian="8pt" style:font-style-asian="italic" style:font-weight-asian="bold" style:font-size-complex="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9cm" svg:height="4.4cm" svg:x="22.3cm" svg:y="4.2cm">
          <text:p/>
          <draw:enhanced-geometry svg:viewBox="0 0 21600 21600" draw:type="rectangle" draw:enhanced-path="M 0 0 L 21600 0 21600 21600 0 21600 0 0 Z N"/>
        </draw:custom-shape>
        <draw:custom-shape draw:style-name="gr2" draw:text-style-name="P1" draw:layer="layout" svg:width="15.1cm" svg:height="6.3cm" svg:x="25.5cm" svg:y="23.5cm">
          <text:p/>
          <draw:enhanced-geometry svg:viewBox="0 0 21600 21600" draw:type="rectangle" draw:enhanced-path="M 0 0 L 21600 0 21600 21600 0 21600 0 0 Z N"/>
        </draw:custom-shape>
        <draw:custom-shape draw:style-name="gr2" draw:text-style-name="P1" draw:layer="layout" svg:width="15.5cm" svg:height="9.3cm" svg:x="0.7cm" svg:y="0.8cm">
          <text:p/>
          <draw:enhanced-geometry svg:viewBox="0 0 21600 21600" draw:type="rectangle" draw:enhanced-path="M 0 0 L 21600 0 21600 21600 0 21600 0 0 Z N"/>
        </draw:custom-shape>
        <draw:custom-shape draw:style-name="gr2" draw:text-style-name="P1" draw:layer="layout" svg:width="11.2cm" svg:height="2.5cm" svg:x="30.1cm" svg:y="1cm">
          <text:p/>
          <draw:enhanced-geometry svg:viewBox="0 0 21600 21600" draw:type="rectangle" draw:enhanced-path="M 0 0 L 21600 0 21600 21600 0 21600 0 0 Z N"/>
        </draw:custom-shape>
        <draw:custom-shape draw:style-name="gr2" draw:text-style-name="P1" draw:layer="layout" svg:width="11.8cm" svg:height="8.2cm" svg:x="28.4cm" svg:y="16cm">
          <text:p/>
          <draw:enhanced-geometry svg:viewBox="0 0 21600 21600" draw:type="rectangle" draw:enhanced-path="M 0 0 L 21600 0 21600 21600 0 21600 0 0 Z N"/>
        </draw:custom-shape>
        <draw:custom-shape draw:style-name="gr2" draw:text-style-name="P1" draw:layer="layout" svg:width="10.2cm" svg:height="6.9cm" svg:x="31.1cm" svg:y="8.8cm">
          <text:p/>
          <draw:enhanced-geometry svg:viewBox="0 0 21600 21600" draw:type="rectangle" draw:enhanced-path="M 0 0 L 21600 0 21600 21600 0 21600 0 0 Z N"/>
        </draw:custom-shape>
        <draw:custom-shape draw:style-name="gr2" draw:text-style-name="P1" draw:layer="layout" svg:width="14.7cm" svg:height="17.4cm" svg:x="1cm" svg:y="11.8cm">
          <text:p/>
          <draw:enhanced-geometry svg:viewBox="0 0 21600 21600" draw:type="rectangle" draw:enhanced-path="M 0 0 L 21600 0 21600 21600 0 21600 0 0 Z N"/>
        </draw:custom-shape>
        <draw:frame draw:style-name="gr3" draw:text-style-name="P2" draw:layer="layout" svg:width="1.4cm" svg:height="0.895cm" svg:x="28.3cm" svg:y="12.2cm">
          <draw:text-box>
            <text:p><text:span text:style-name="T1">eSSL</text:span></text:p>
            <text:p><text:span text:style-name="T2">amon</text:span></text:p>
          </draw:text-box>
        </draw:frame>
        <draw:frame draw:style-name="gr4" draw:text-style-name="P1" draw:layer="layout" svg:width="0.9cm" svg:height="1.2cm" svg:x="25.9cm" svg:y="2.1cm">
          <draw:image xlink:href="Pictures/10000201000000A300000165075FB9B213F128A7.png" xlink:type="simple" xlink:show="embed" xlink:actuate="onLoad">
            <text:p/>
          </draw:image>
        </draw:frame>
        <draw:frame draw:style-name="gr4" draw:text-style-name="P1" draw:layer="layout" svg:width="0.9cm" svg:height="1.2cm" svg:x="32.1cm" svg:y="2.1cm">
          <draw:image xlink:href="Pictures/10000201000000A300000165075FB9B213F128A7.png" xlink:type="simple" xlink:show="embed" xlink:actuate="onLoad">
            <text:p/>
          </draw:image>
        </draw:frame>
        <draw:custom-shape draw:style-name="gr5" draw:text-style-name="P1" draw:layer="layout" svg:width="10.3cm" svg:height="9.466cm" svg:x="16.7cm" svg:y="9.834cm">
          <text:p text:style-name="P1">RI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3.9cm" svg:height="0.666cm" svg:x="20cm" svg:y="15.034cm">
          <draw:text-box>
            <text:p><text:span text:style-name="T3">192.168.227.0/24</text:span></text:p>
          </draw:text-box>
        </draw:frame>
        <draw:frame draw:style-name="gr7" draw:text-style-name="P4" draw:layer="layout" svg:width="4.1cm" svg:height="0.7cm" svg:x="35.4cm" svg:y="10cm">
          <draw:text-box>
            <text:p text:style-name="P1"><text:span text:style-name="T4">vsiege-nt1 10.200.1.0/24</text:span></text:p>
          </draw:text-box>
        </draw:frame>
        <draw:frame draw:style-name="gr7" draw:text-style-name="P5" draw:layer="layout" svg:width="4.3cm" svg:height="0.7cm" svg:x="32cm" svg:y="15cm">
          <draw:text-box>
            <text:p text:style-name="P1"><text:span text:style-name="T1">vwifi-nt1 10.200.3.0/24</text:span></text:p>
          </draw:text-box>
        </draw:frame>
        <draw:line draw:style-name="gr8" draw:text-style-name="P1" draw:layer="layout" svg:x1="31.4cm" svg:y1="10.5cm" svg:x2="39.4cm" svg:y2="10.5cm">
          <text:p/>
        </draw:line>
        <draw:line draw:style-name="gr8" draw:text-style-name="P1" draw:layer="layout" svg:x1="31.4cm" svg:y1="12.1cm" svg:x2="39.4cm" svg:y2="12.1cm">
          <text:p/>
        </draw:line>
        <draw:line draw:style-name="gr8" draw:text-style-name="P1" draw:layer="layout" svg:x1="34.4cm" svg:y1="12.1cm" svg:x2="34.4cm" svg:y2="12.5cm">
          <text:p/>
        </draw:line>
        <draw:line draw:style-name="gr8" draw:text-style-name="P1" draw:layer="layout" svg:x1="31.4cm" svg:y1="12.1cm" svg:x2="30.2cm" svg:y2="11.1cm">
          <text:p/>
        </draw:line>
        <draw:frame draw:style-name="gr4" draw:text-style-name="P1" draw:layer="layout" svg:width="1cm" svg:height="0.9cm" svg:x="30.7cm" svg:y="4.6cm">
          <draw:image xlink:href="Pictures/10000201000001B9000001215CB43585CBFFE0FA.png" xlink:type="simple" xlink:show="embed" xlink:actuate="onLoad">
            <text:p/>
          </draw:image>
        </draw:frame>
        <draw:line draw:style-name="gr8" draw:text-style-name="P1" draw:layer="layout" svg:x1="31.4cm" svg:y1="10.5cm" svg:x2="30.3cm" svg:y2="11.1cm">
          <text:p/>
        </draw:line>
        <draw:frame draw:style-name="gr9" draw:layer="layout" svg:width="5.959cm" svg:height="1.193cm" svg:x="20.3cm" svg:y="27.907cm">
          <draw:text-box>
            <text:p><text:date style:data-style-name="D6" text:date-value="2018-05-17">17 mai 2018</text:date></text:p>
          </draw:text-box>
        </draw:frame>
        <draw:line draw:style-name="gr8" draw:text-style-name="P1" draw:layer="layout" svg:x1="29.7cm" svg:y1="10.1cm" svg:x2="29.7cm" svg:y2="9.2cm">
          <text:p/>
        </draw:line>
        <draw:custom-shape draw:style-name="gr10" draw:text-style-name="P5" draw:layer="layout" svg:width="2cm" svg:height="0.9cm" svg:x="28.7cm" svg:y="8.6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25.8cm" svg:y1="11cm" svg:x2="29.4cm" svg:y2="11.6cm">
          <text:p/>
        </draw:line>
        <draw:frame draw:style-name="gr7" draw:text-style-name="P6" draw:layer="layout" svg:width="4cm" svg:height="0.7cm" svg:x="35.6cm" svg:y="11.6cm">
          <draw:text-box>
            <text:p><text:span text:style-name="T1">vdmz-nt1 10.200.2.0/24</text:span></text:p>
          </draw:text-box>
        </draw:frame>
        <draw:frame draw:style-name="gr11" draw:text-style-name="P7" draw:layer="layout" svg:width="2cm" svg:height="1.217cm" svg:x="31.4cm" svg:y="12.483cm">
          <draw:text-box>
            <text:p text:style-name="P1"><text:span text:style-name="T1">pcwifi</text:span></text:p>
            <text:p text:style-name="P1"><text:span text:style-name="T2">win7</text:span></text:p>
            <text:p text:style-name="P1"><text:span text:style-name="T5">dhcp</text:span></text:p>
          </draw:text-box>
        </draw:frame>
        <draw:frame draw:style-name="gr11" draw:text-style-name="P7" draw:layer="layout" svg:width="2.041cm" svg:height="1.217cm" svg:x="33.4cm" svg:y="13.7cm">
          <draw:text-box>
            <text:p text:style-name="P1"><text:span text:style-name="T1">fichier-dmz</text:span></text:p>
            <text:p text:style-name="P1"><text:span text:style-name="T2">eSBL</text:span></text:p>
            <text:p text:style-name="P1"><text:span text:style-name="T5">2</text:span></text:p>
          </draw:text-box>
        </draw:frame>
        <draw:frame draw:style-name="gr12" draw:text-style-name="P7" draw:layer="layout" svg:width="0.9cm" svg:height="0.649cm" svg:x="28.6cm" svg:y="10.651cm">
          <draw:text-box>
            <text:p text:style-name="P1"><text:span text:style-name="T5">41</text:span></text:p>
          </draw:text-box>
        </draw:frame>
        <draw:frame draw:style-name="gr12" draw:text-style-name="P7" draw:layer="layout" svg:width="1.1cm" svg:height="0.649cm" svg:x="28.8cm" svg:y="9.651cm">
          <draw:text-box>
            <text:p text:style-name="P1"><text:span text:style-name="T5">41</text:span></text:p>
          </draw:text-box>
        </draw:frame>
        <draw:frame draw:style-name="gr12" draw:text-style-name="P7" draw:layer="layout" svg:width="0.9cm" svg:height="0.649cm" svg:x="30.2cm" svg:y="10.251cm">
          <draw:text-box>
            <text:p text:style-name="P1"><text:span text:style-name="T5">1</text:span></text:p>
          </draw:text-box>
        </draw:frame>
        <draw:frame draw:style-name="gr11" draw:text-style-name="P7" draw:layer="layout" svg:width="1.7cm" svg:height="1.217cm" svg:x="38.6cm" svg:y="10.483cm">
          <draw:text-box>
            <text:p text:style-name="P1"><text:span text:style-name="T1">pcsiege</text:span></text:p>
            <text:p text:style-name="P1"><text:span text:style-name="T2">win7</text:span></text:p>
            <text:p text:style-name="P1"><text:span text:style-name="T5">dhcp</text:span></text:p>
          </draw:text-box>
        </draw:frame>
        <draw:frame draw:style-name="gr11" draw:text-style-name="P7" draw:layer="layout" svg:width="1.5cm" svg:height="1.217cm" svg:x="34.2cm" svg:y="10.483cm">
          <draw:text-box>
            <text:p text:style-name="P1"><text:span text:style-name="T1">fichier</text:span></text:p>
            <text:p text:style-name="P1"><text:span text:style-name="T2">eSBL</text:span></text:p>
            <text:p text:style-name="P1"><text:span text:style-name="T5">6</text:span></text:p>
          </draw:text-box>
        </draw:frame>
        <draw:frame draw:style-name="gr11" draw:text-style-name="P7" draw:layer="layout" svg:width="1.4cm" svg:height="1.217cm" svg:x="32.7cm" svg:y="10.483cm">
          <draw:text-box>
            <text:p text:style-name="P1"><text:span text:style-name="T1">bdc</text:span></text:p>
            <text:p text:style-name="P1"><text:span text:style-name="T2">eCDL</text:span></text:p>
            <text:p text:style-name="P1"><text:span text:style-name="T5">5</text:span></text:p>
          </draw:text-box>
        </draw:frame>
        <draw:frame draw:style-name="gr11" draw:text-style-name="P7" draw:layer="layout" svg:width="1.3cm" svg:height="1.217cm" svg:x="31.2cm" svg:y="10.5cm">
          <draw:text-box>
            <text:p text:style-name="P1"><text:span text:style-name="T1">pdc</text:span></text:p>
            <text:p text:style-name="P1"><text:span text:style-name="T2">eCDL</text:span></text:p>
            <text:p text:style-name="P1"><text:span text:style-name="T5">4</text:span></text:p>
          </draw:text-box>
        </draw:frame>
        <draw:line draw:style-name="gr8" draw:text-style-name="P1" draw:layer="layout" svg:x1="31.4cm" svg:y1="15.5cm" svg:x2="33.4cm" svg:y2="15.5cm">
          <text:p/>
        </draw:line>
        <draw:line draw:style-name="gr8" draw:text-style-name="P1" draw:layer="layout" svg:x1="31.4cm" svg:y1="15.5cm" svg:x2="30.3cm" svg:y2="12.2cm">
          <text:p/>
        </draw:line>
        <draw:line draw:style-name="gr8" draw:text-style-name="P1" draw:layer="layout" svg:x1="31.8cm" svg:y1="10.5cm" svg:x2="31.8cm" svg:y2="9.6cm">
          <text:p/>
        </draw:line>
        <draw:frame draw:style-name="gr13" draw:text-style-name="P6" draw:layer="layout" svg:width="3.6cm" svg:height="0.6cm" svg:x="8.5cm" svg:y="22.598cm">
          <draw:text-box>
            <text:p><text:span text:style-name="T1">vspccol 10.200.31.0/24</text:span></text:p>
          </draw:text-box>
        </draw:frame>
        <draw:frame draw:style-name="gr11" draw:text-style-name="P7" draw:layer="layout" svg:width="1.7cm" svg:height="1.217cm" svg:x="28cm" svg:y="1cm">
          <draw:text-box>
            <text:p text:style-name="P1"><text:span text:style-name="T1">ldapma</text:span></text:p>
            <text:p text:style-name="P1"><text:span text:style-name="T2">debian</text:span></text:p>
            <text:p text:style-name="P1"><text:span text:style-name="T5">10</text:span></text:p>
          </draw:text-box>
        </draw:frame>
        <draw:frame draw:style-name="gr11" draw:text-style-name="P7" draw:layer="layout" svg:width="2.5cm" svg:height="1.217cm" svg:x="25cm" svg:y="0.883cm">
          <draw:text-box>
            <text:p text:style-name="P1"><text:span text:style-name="T1">dns-banshee</text:span></text:p>
            <text:p text:style-name="P1"><text:span text:style-name="T2">debian</text:span></text:p>
            <text:p text:style-name="P1"><text:span text:style-name="T5">12</text:span></text:p>
          </draw:text-box>
        </draw:frame>
        <draw:frame draw:style-name="gr11" draw:text-style-name="P7" draw:layer="layout" svg:width="1.7cm" svg:height="1.217cm" svg:x="31.7cm" svg:y="0.983cm">
          <draw:text-box>
            <text:p text:style-name="P1"><text:span text:style-name="T1">radius</text:span></text:p>
            <text:p text:style-name="P1"><text:span text:style-name="T2">debian</text:span></text:p>
            <text:p text:style-name="P1"><text:span text:style-name="T5">13</text:span></text:p>
          </draw:text-box>
        </draw:frame>
        <draw:frame draw:style-name="gr4" draw:text-style-name="P1" draw:layer="layout" svg:width="0.9cm" svg:height="1.2cm" svg:x="28.4cm" svg:y="2.1cm">
          <draw:image xlink:href="Pictures/10000201000000A300000165075FB9B213F128A7.png" xlink:type="simple" xlink:show="embed" xlink:actuate="onLoad">
            <text:p/>
          </draw:image>
        </draw:frame>
        <draw:frame draw:style-name="gr4" draw:text-style-name="P1" draw:layer="layout" svg:width="0.9cm" svg:height="1.2cm" svg:x="26.7cm" svg:y="4.6cm">
          <draw:image xlink:href="Pictures/10000201000000A300000165075FB9B213F128A7.png" xlink:type="simple" xlink:show="embed" xlink:actuate="onLoad">
            <text:p/>
          </draw:image>
        </draw:frame>
        <draw:frame draw:style-name="gr11" draw:text-style-name="P7" draw:layer="layout" svg:width="2.1cm" svg:height="1.217cm" svg:x="26.2cm" svg:y="5.783cm">
          <draw:text-box>
            <text:p text:style-name="P1"><text:span text:style-name="T1">ecdl-ddt101</text:span></text:p>
            <text:p text:style-name="P1"><text:span text:style-name="T2">eCDL</text:span></text:p>
            <text:p text:style-name="P1"><text:span text:style-name="T5">15</text:span></text:p>
          </draw:text-box>
        </draw:frame>
        <draw:frame draw:style-name="gr4" draw:text-style-name="P1" draw:layer="layout" svg:width="0.9cm" svg:height="1.2cm" svg:x="34.1cm" svg:y="2.2cm">
          <draw:image xlink:href="Pictures/10000201000000A300000165075FB9B213F128A7.png" xlink:type="simple" xlink:show="embed" xlink:actuate="onLoad">
            <text:p/>
          </draw:image>
        </draw:frame>
        <draw:frame draw:style-name="gr11" draw:text-style-name="P7" draw:layer="layout" svg:width="2.1cm" svg:height="1.217cm" svg:x="33.4cm" svg:y="1cm">
          <draw:text-box>
            <text:p text:style-name="P1"><text:span text:style-name="T1">depot-intra</text:span></text:p>
            <text:p text:style-name="P1"><text:span text:style-name="T2">debian</text:span></text:p>
            <text:p text:style-name="P1"><text:span text:style-name="T5">16</text:span></text:p>
          </draw:text-box>
        </draw:frame>
        <draw:frame draw:style-name="gr4" draw:text-style-name="P1" draw:layer="layout" svg:width="0.9cm" svg:height="1.2cm" svg:x="30.5cm" svg:y="2.1cm">
          <draw:image xlink:href="Pictures/10000201000000A300000165075FB9B213F128A7.png" xlink:type="simple" xlink:show="embed" xlink:actuate="onLoad">
            <text:p/>
          </draw:image>
        </draw:frame>
        <draw:frame draw:style-name="gr11" draw:text-style-name="P7" draw:layer="layout" svg:width="2.1cm" svg:height="1.217cm" svg:x="29.9cm" svg:y="1cm">
          <draw:text-box>
            <text:p text:style-name="P1"><text:span text:style-name="T1">zephir</text:span></text:p>
            <text:p text:style-name="P1"><text:span text:style-name="T2">zephir</text:span></text:p>
            <text:p text:style-name="P1"><text:span text:style-name="T5">20</text:span></text:p>
          </draw:text-box>
        </draw:frame>
        <draw:frame draw:style-name="gr4" draw:text-style-name="P1" draw:layer="layout" svg:width="0.9cm" svg:height="1.2cm" svg:x="36.6cm" svg:y="4.5cm">
          <draw:image xlink:href="Pictures/10000201000000A300000165075FB9B213F128A7.png" xlink:type="simple" xlink:show="embed" xlink:actuate="onLoad">
            <text:p/>
          </draw:image>
        </draw:frame>
        <draw:frame draw:style-name="gr11" draw:text-style-name="P7" draw:layer="layout" svg:width="2.1cm" svg:height="1.217cm" svg:x="36cm" svg:y="5.8cm">
          <draw:text-box>
            <text:p text:style-name="P1"><text:span text:style-name="T1">pdc-ad1</text:span></text:p>
            <text:p text:style-name="P1"><text:span text:style-name="T2">seth</text:span></text:p>
            <text:p text:style-name="P1"><text:span text:style-name="T5">21</text:span></text:p>
          </draw:text-box>
        </draw:frame>
        <draw:frame draw:style-name="gr14" draw:text-style-name="P7" draw:layer="layout" svg:width="2.1cm" svg:height="1.217cm" svg:x="38.5cm" svg:y="5.9cm">
          <draw:text-box>
            <text:p text:style-name="P1"><text:span text:style-name="T1">pdc-ad2</text:span></text:p>
            <text:p text:style-name="P1"><text:span text:style-name="T2">seth</text:span></text:p>
            <text:p text:style-name="P1"><text:span text:style-name="T5">140</text:span></text:p>
          </draw:text-box>
        </draw:frame>
        <draw:frame draw:style-name="gr4" draw:text-style-name="P1" draw:layer="layout" svg:width="0.9cm" svg:height="1.2cm" svg:x="39.2cm" svg:y="4.5cm">
          <draw:image xlink:href="Pictures/10000201000000A300000165075FB9B213F128A7.png" xlink:type="simple" xlink:show="embed" xlink:actuate="onLoad">
            <text:p/>
          </draw:image>
        </draw:frame>
        <draw:line draw:style-name="gr8" draw:text-style-name="P1" draw:layer="layout" svg:x1="26.3cm" svg:y1="3.3cm" svg:x2="26.3cm" svg:y2="3.7cm">
          <text:p/>
        </draw:line>
        <draw:line draw:style-name="gr8" draw:text-style-name="P1" draw:layer="layout" svg:x1="28.805cm" svg:y1="3.347cm" svg:x2="28.8cm" svg:y2="3.7cm">
          <text:p/>
        </draw:line>
        <draw:line draw:style-name="gr8" draw:text-style-name="P1" draw:layer="layout" svg:x1="30.9cm" svg:y1="3.3cm" svg:x2="30.9cm" svg:y2="3.7cm">
          <text:p/>
        </draw:line>
        <draw:line draw:style-name="gr8" draw:text-style-name="P1" draw:layer="layout" svg:x1="32.6cm" svg:y1="3.3cm" svg:x2="32.6cm" svg:y2="3.7cm">
          <text:p/>
        </draw:line>
        <draw:line draw:style-name="gr8" draw:text-style-name="P1" draw:layer="layout" svg:x1="34.5cm" svg:y1="3.4cm" svg:x2="34.5cm" svg:y2="3.7cm">
          <text:p/>
        </draw:line>
        <draw:line draw:style-name="gr8" draw:text-style-name="P1" draw:layer="layout" svg:x1="22cm" svg:y1="3.7cm" svg:x2="40.5cm" svg:y2="3.7cm">
          <text:p/>
        </draw:line>
        <draw:line draw:style-name="gr8" draw:text-style-name="P1" draw:layer="layout" svg:x1="22cm" svg:y1="3.7cm" svg:x2="21.6cm" svg:y2="10.3cm">
          <text:p/>
        </draw:line>
        <draw:frame draw:style-name="gr4" draw:text-style-name="P1" draw:layer="layout" svg:width="0.9cm" svg:height="2.2cm" svg:x="29.4cm" svg:y="10.1cm">
          <draw:image xlink:href="Pictures/10000201000000A300000165075FB9B213F128A7.png" xlink:type="simple" xlink:show="embed" xlink:actuate="onLoad">
            <text:p/>
          </draw:image>
        </draw:frame>
        <draw:frame draw:style-name="gr4" draw:text-style-name="P1" draw:layer="layout" svg:width="0.9cm" svg:height="1.2cm" svg:x="31.4cm" svg:y="9cm">
          <draw:image xlink:href="Pictures/10000201000000A300000165075FB9B213F128A7.png" xlink:type="simple" xlink:show="embed" xlink:actuate="onLoad">
            <text:p/>
          </draw:image>
        </draw:frame>
        <draw:frame draw:style-name="gr4" draw:text-style-name="P1" draw:layer="layout" svg:width="0.9cm" svg:height="1.2cm" svg:x="33cm" svg:y="8.9cm">
          <draw:image xlink:href="Pictures/10000201000000A300000165075FB9B213F128A7.png" xlink:type="simple" xlink:show="embed" xlink:actuate="onLoad">
            <text:p/>
          </draw:image>
        </draw:frame>
        <draw:frame draw:style-name="gr4" draw:text-style-name="P1" draw:layer="layout" svg:width="0.9cm" svg:height="1.2cm" svg:x="34.5cm" svg:y="8.9cm">
          <draw:image xlink:href="Pictures/10000201000000A300000165075FB9B213F128A7.png" xlink:type="simple" xlink:show="embed" xlink:actuate="onLoad">
            <text:p/>
          </draw:image>
        </draw:frame>
        <draw:line draw:style-name="gr8" draw:text-style-name="P1" draw:layer="layout" svg:x1="33.4cm" svg:y1="10.5cm" svg:x2="33.4cm" svg:y2="9.6cm">
          <text:p/>
        </draw:line>
        <draw:line draw:style-name="gr8" draw:text-style-name="P1" draw:layer="layout" svg:x1="34.9cm" svg:y1="10.5cm" svg:x2="34.9cm" svg:y2="9.6cm">
          <text:p/>
        </draw:line>
        <draw:line draw:style-name="gr8" draw:text-style-name="P1" draw:layer="layout" svg:x1="39.4cm" svg:y1="10.5cm" svg:x2="39.4cm" svg:y2="9.6cm">
          <text:p/>
        </draw:line>
        <draw:frame draw:style-name="gr4" draw:text-style-name="P1" draw:layer="layout" svg:width="0.9cm" svg:height="1.2cm" svg:x="34cm" svg:y="12.5cm">
          <draw:image xlink:href="Pictures/10000201000000A300000165075FB9B213F128A7.png" xlink:type="simple" xlink:show="embed" xlink:actuate="onLoad">
            <text:p/>
          </draw:image>
        </draw:frame>
        <draw:frame draw:style-name="gr4" draw:text-style-name="P1" draw:layer="layout" svg:width="1cm" svg:height="0.9cm" svg:x="31.8cm" svg:y="13.6cm">
          <draw:image xlink:href="Pictures/10000201000001B9000001215CB43585CBFFE0FA.png" xlink:type="simple" xlink:show="embed" xlink:actuate="onLoad">
            <text:p/>
          </draw:image>
        </draw:frame>
        <draw:line draw:style-name="gr8" draw:text-style-name="P1" draw:layer="layout" svg:x1="32.3cm" svg:y1="14.4cm" svg:x2="32.3cm" svg:y2="15.5cm">
          <text:p/>
        </draw:line>
        <draw:frame draw:style-name="gr12" draw:text-style-name="P7" draw:layer="layout" svg:width="0.9cm" svg:height="0.649cm" svg:x="30.4cm" svg:y="11.052cm">
          <draw:text-box>
            <text:p text:style-name="P1"><text:span text:style-name="T5">1</text:span></text:p>
          </draw:text-box>
        </draw:frame>
        <draw:frame draw:style-name="gr12" draw:text-style-name="P7" draw:layer="layout" svg:width="0.9cm" svg:height="0.649cm" svg:x="30.1cm" svg:y="11.953cm">
          <draw:text-box>
            <text:p text:style-name="P1"><text:span text:style-name="T5">1</text:span></text:p>
          </draw:text-box>
        </draw:frame>
        <draw:frame draw:style-name="gr3" draw:text-style-name="P2" draw:layer="layout" svg:width="1.4cm" svg:height="0.895cm" svg:x="24.9cm" svg:y="20.597cm">
          <draw:text-box>
            <text:p><text:span text:style-name="T1">eSSL</text:span></text:p>
            <text:p><text:span text:style-name="T2">SPC</text:span></text:p>
          </draw:text-box>
        </draw:frame>
        <draw:frame draw:style-name="gr7" draw:text-style-name="P4" draw:layer="layout" svg:width="4.1cm" svg:height="0.7cm" svg:x="32.7cm" svg:y="18.397cm">
          <draw:text-box>
            <text:p text:style-name="P1"><text:span text:style-name="T4">vsiege-nt2 10.200.6.0/24</text:span></text:p>
          </draw:text-box>
        </draw:frame>
        <draw:frame draw:style-name="gr7" draw:text-style-name="P5" draw:layer="layout" svg:width="4.3cm" svg:height="0.7cm" svg:x="29.3cm" svg:y="23.397cm">
          <draw:text-box>
            <text:p text:style-name="P1"><text:span text:style-name="T1">vwifi-nt2 10.200.8.0/24</text:span></text:p>
          </draw:text-box>
        </draw:frame>
        <draw:line draw:style-name="gr8" draw:text-style-name="P1" draw:layer="layout" svg:x1="28.7cm" svg:y1="18.897cm" svg:x2="36.7cm" svg:y2="18.897cm">
          <text:p/>
        </draw:line>
        <draw:line draw:style-name="gr8" draw:text-style-name="P1" draw:layer="layout" svg:x1="28.7cm" svg:y1="20.497cm" svg:x2="36.7cm" svg:y2="20.497cm">
          <text:p/>
        </draw:line>
        <draw:line draw:style-name="gr8" draw:text-style-name="P1" draw:layer="layout" svg:x1="31.7cm" svg:y1="20.497cm" svg:x2="31.7cm" svg:y2="20.897cm">
          <text:p/>
        </draw:line>
        <draw:line draw:style-name="gr8" draw:text-style-name="P1" draw:layer="layout" svg:x1="28.7cm" svg:y1="20.497cm" svg:x2="27.5cm" svg:y2="19.497cm">
          <text:p/>
        </draw:line>
        <draw:frame draw:style-name="gr4" draw:text-style-name="P1" draw:layer="layout" svg:width="1cm" svg:height="0.9cm" svg:x="36.2cm" svg:y="17.197cm">
          <draw:image xlink:href="Pictures/10000201000001B9000001215CB43585CBFFE0FA.png" xlink:type="simple" xlink:show="embed" xlink:actuate="onLoad">
            <text:p/>
          </draw:image>
        </draw:frame>
        <draw:line draw:style-name="gr8" draw:text-style-name="P1" draw:layer="layout" svg:x1="28.7cm" svg:y1="18.897cm" svg:x2="27.6cm" svg:y2="19.497cm">
          <text:p/>
        </draw:line>
        <draw:line draw:style-name="gr8" draw:text-style-name="P1" draw:layer="layout" svg:x1="27cm" svg:y1="18.497cm" svg:x2="27cm" svg:y2="17.197cm">
          <text:p/>
        </draw:line>
        <draw:custom-shape draw:style-name="gr10" draw:text-style-name="P5" draw:layer="layout" svg:width="2cm" svg:height="0.9cm" svg:x="26cm" svg:y="16.297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6" draw:layer="layout" svg:width="4cm" svg:height="0.7cm" svg:x="32.9cm" svg:y="19.997cm">
          <draw:text-box>
            <text:p><text:span text:style-name="T1">vdmz-nt2 10.200.7.0/24</text:span></text:p>
          </draw:text-box>
        </draw:frame>
        <draw:frame draw:style-name="gr11" draw:text-style-name="P7" draw:layer="layout" svg:width="2cm" svg:height="1.217cm" svg:x="28.7cm" svg:y="20.88cm">
          <draw:text-box>
            <text:p text:style-name="P1"><text:span text:style-name="T1">pcwifi</text:span></text:p>
            <text:p text:style-name="P1"><text:span text:style-name="T2">win7</text:span></text:p>
            <text:p text:style-name="P1"><text:span text:style-name="T5">dhcp</text:span></text:p>
          </draw:text-box>
        </draw:frame>
        <draw:frame draw:style-name="gr11" draw:text-style-name="P7" draw:layer="layout" svg:width="2.041cm" svg:height="1.217cm" svg:x="30.7cm" svg:y="22.097cm">
          <draw:text-box>
            <text:p text:style-name="P1"><text:span text:style-name="T1">fichier-dmz</text:span></text:p>
            <text:p text:style-name="P1"><text:span text:style-name="T2">eSBL</text:span></text:p>
            <text:p text:style-name="P1"><text:span text:style-name="T5">2</text:span></text:p>
          </draw:text-box>
        </draw:frame>
        <draw:frame draw:style-name="gr12" draw:text-style-name="P7" draw:layer="layout" svg:width="0.9cm" svg:height="0.649cm" svg:x="25.9cm" svg:y="19.048cm">
          <draw:text-box>
            <text:p text:style-name="P1"><text:span text:style-name="T5">51</text:span></text:p>
          </draw:text-box>
        </draw:frame>
        <draw:frame draw:style-name="gr12" draw:text-style-name="P7" draw:layer="layout" svg:width="1.1cm" svg:height="0.649cm" svg:x="26.1cm" svg:y="18.048cm">
          <draw:text-box>
            <text:p text:style-name="P1"><text:span text:style-name="T5">51</text:span></text:p>
          </draw:text-box>
        </draw:frame>
        <draw:frame draw:style-name="gr12" draw:text-style-name="P7" draw:layer="layout" svg:width="0.9cm" svg:height="0.649cm" svg:x="27.5cm" svg:y="18.648cm">
          <draw:text-box>
            <text:p text:style-name="P1"><text:span text:style-name="T5">1</text:span></text:p>
          </draw:text-box>
        </draw:frame>
        <draw:frame draw:style-name="gr11" draw:text-style-name="P7" draw:layer="layout" svg:width="1.7cm" svg:height="1.217cm" svg:x="35.9cm" svg:y="18.88cm">
          <draw:text-box>
            <text:p text:style-name="P1"><text:span text:style-name="T1">pcsiege</text:span></text:p>
            <text:p text:style-name="P1"><text:span text:style-name="T2">win7</text:span></text:p>
            <text:p text:style-name="P1"><text:span text:style-name="T5">dhcp</text:span></text:p>
          </draw:text-box>
        </draw:frame>
        <draw:frame draw:style-name="gr11" draw:text-style-name="P7" draw:layer="layout" svg:width="1.5cm" svg:height="1.217cm" svg:x="31.5cm" svg:y="18.88cm">
          <draw:text-box>
            <text:p text:style-name="P1"><text:span text:style-name="T1">fichier</text:span></text:p>
            <text:p text:style-name="P1"><text:span text:style-name="T2">eSBL</text:span></text:p>
            <text:p text:style-name="P1"><text:span text:style-name="T5">6</text:span></text:p>
          </draw:text-box>
        </draw:frame>
        <draw:frame draw:style-name="gr11" draw:text-style-name="P7" draw:layer="layout" svg:width="1.4cm" svg:height="1.217cm" svg:x="30cm" svg:y="18.88cm">
          <draw:text-box>
            <text:p text:style-name="P1"><text:span text:style-name="T1">bdc</text:span></text:p>
            <text:p text:style-name="P1"><text:span text:style-name="T2">eCDL</text:span></text:p>
            <text:p text:style-name="P1"><text:span text:style-name="T5">5</text:span></text:p>
          </draw:text-box>
        </draw:frame>
        <draw:frame draw:style-name="gr11" draw:text-style-name="P7" draw:layer="layout" svg:width="1.3cm" svg:height="1.217cm" svg:x="28.5cm" svg:y="18.897cm">
          <draw:text-box>
            <text:p text:style-name="P1"><text:span text:style-name="T1">pdc</text:span></text:p>
            <text:p text:style-name="P1"><text:span text:style-name="T2">eCDL</text:span></text:p>
            <text:p text:style-name="P1"><text:span text:style-name="T5">4</text:span></text:p>
          </draw:text-box>
        </draw:frame>
        <draw:line draw:style-name="gr8" draw:text-style-name="P1" draw:layer="layout" svg:x1="28.7cm" svg:y1="23.897cm" svg:x2="30.7cm" svg:y2="23.897cm">
          <text:p/>
        </draw:line>
        <draw:line draw:style-name="gr8" draw:text-style-name="P1" draw:layer="layout" svg:x1="28.7cm" svg:y1="23.897cm" svg:x2="27.6cm" svg:y2="20.597cm">
          <text:p/>
        </draw:line>
        <draw:line draw:style-name="gr8" draw:text-style-name="P1" draw:layer="layout" svg:x1="29.1cm" svg:y1="18.897cm" svg:x2="29.1cm" svg:y2="17.997cm">
          <text:p/>
        </draw:line>
        <draw:frame draw:style-name="gr4" draw:text-style-name="P1" draw:layer="layout" svg:width="0.9cm" svg:height="2.2cm" svg:x="26.7cm" svg:y="18.497cm">
          <draw:image xlink:href="Pictures/10000201000000A300000165075FB9B213F128A7.png" xlink:type="simple" xlink:show="embed" xlink:actuate="onLoad">
            <text:p/>
          </draw:image>
        </draw:frame>
        <draw:frame draw:style-name="gr4" draw:text-style-name="P1" draw:layer="layout" svg:width="0.9cm" svg:height="1.2cm" svg:x="28.7cm" svg:y="16.897cm">
          <draw:image xlink:href="Pictures/10000201000000A300000165075FB9B213F128A7.png" xlink:type="simple" xlink:show="embed" xlink:actuate="onLoad">
            <text:p/>
          </draw:image>
        </draw:frame>
        <draw:frame draw:style-name="gr4" draw:text-style-name="P1" draw:layer="layout" svg:width="0.9cm" svg:height="1.2cm" svg:x="30.3cm" svg:y="16.897cm">
          <draw:image xlink:href="Pictures/10000201000000A300000165075FB9B213F128A7.png" xlink:type="simple" xlink:show="embed" xlink:actuate="onLoad">
            <text:p/>
          </draw:image>
        </draw:frame>
        <draw:frame draw:style-name="gr4" draw:text-style-name="P1" draw:layer="layout" svg:width="0.9cm" svg:height="1.2cm" svg:x="31.8cm" svg:y="16.897cm">
          <draw:image xlink:href="Pictures/10000201000000A300000165075FB9B213F128A7.png" xlink:type="simple" xlink:show="embed" xlink:actuate="onLoad">
            <text:p/>
          </draw:image>
        </draw:frame>
        <draw:line draw:style-name="gr8" draw:text-style-name="P1" draw:layer="layout" svg:x1="30.7cm" svg:y1="18.897cm" svg:x2="30.7cm" svg:y2="17.997cm">
          <text:p/>
        </draw:line>
        <draw:line draw:style-name="gr8" draw:text-style-name="P1" draw:layer="layout" svg:x1="32.2cm" svg:y1="18.897cm" svg:x2="32.2cm" svg:y2="17.997cm">
          <text:p/>
        </draw:line>
        <draw:line draw:style-name="gr8" draw:text-style-name="P1" draw:layer="layout" svg:x1="36.7cm" svg:y1="18.897cm" svg:x2="36.7cm" svg:y2="17.997cm">
          <text:p/>
        </draw:line>
        <draw:frame draw:style-name="gr4" draw:text-style-name="P1" draw:layer="layout" svg:width="0.9cm" svg:height="1.2cm" svg:x="31.3cm" svg:y="20.897cm">
          <draw:image xlink:href="Pictures/10000201000000A300000165075FB9B213F128A7.png" xlink:type="simple" xlink:show="embed" xlink:actuate="onLoad">
            <text:p/>
          </draw:image>
        </draw:frame>
        <draw:frame draw:style-name="gr4" draw:text-style-name="P1" draw:layer="layout" svg:width="1cm" svg:height="0.9cm" svg:x="29.1cm" svg:y="21.997cm">
          <draw:image xlink:href="Pictures/10000201000001B9000001215CB43585CBFFE0FA.png" xlink:type="simple" xlink:show="embed" xlink:actuate="onLoad">
            <text:p/>
          </draw:image>
        </draw:frame>
        <draw:line draw:style-name="gr8" draw:text-style-name="P1" draw:layer="layout" svg:x1="29.6cm" svg:y1="22.797cm" svg:x2="29.6cm" svg:y2="23.897cm">
          <text:p/>
        </draw:line>
        <draw:frame draw:style-name="gr12" draw:text-style-name="P7" draw:layer="layout" svg:width="0.9cm" svg:height="0.649cm" svg:x="27.7cm" svg:y="19.449cm">
          <draw:text-box>
            <text:p text:style-name="P1"><text:span text:style-name="T5">1</text:span></text:p>
          </draw:text-box>
        </draw:frame>
        <draw:frame draw:style-name="gr12" draw:text-style-name="P7" draw:layer="layout" svg:width="0.9cm" svg:height="0.649cm" svg:x="27.4cm" svg:y="20.35cm">
          <draw:text-box>
            <text:p text:style-name="P1"><text:span text:style-name="T5">1</text:span></text:p>
          </draw:text-box>
        </draw:frame>
        <draw:line draw:style-name="gr8" draw:text-style-name="P1" draw:layer="layout" svg:x1="25.3cm" svg:y1="17.7cm" svg:x2="26.7cm" svg:y2="19.197cm">
          <text:p/>
        </draw:line>
        <draw:frame draw:style-name="gr4" draw:text-style-name="P1" draw:layer="layout" svg:width="0.9cm" svg:height="2.2cm" svg:x="27.999cm" svg:y="24.599cm">
          <draw:image xlink:href="Pictures/10000201000000A300000165075FB9B213F128A7.png" xlink:type="simple" xlink:show="embed" xlink:actuate="onLoad">
            <text:p/>
          </draw:image>
        </draw:frame>
        <draw:line draw:style-name="gr8" draw:text-style-name="P1" draw:layer="layout" svg:x1="27.5cm" svg:y1="26.997cm" svg:x2="39.3cm" svg:y2="26.997cm">
          <text:p/>
        </draw:line>
        <draw:frame draw:style-name="gr4" draw:text-style-name="P1" draw:layer="layout" svg:width="0.9cm" svg:height="1.2cm" svg:x="28.7cm" svg:y="24.397cm">
          <draw:image xlink:href="Pictures/10000201000000A300000165075FB9B213F128A7.png" xlink:type="simple" xlink:show="embed" xlink:actuate="onLoad">
            <text:p/>
          </draw:image>
        </draw:frame>
        <draw:frame draw:style-name="gr4" draw:text-style-name="P1" draw:layer="layout" svg:width="0.9cm" svg:height="1.2cm" svg:x="30.8cm" svg:y="24.397cm">
          <draw:image xlink:href="Pictures/10000201000000A300000165075FB9B213F128A7.png" xlink:type="simple" xlink:show="embed" xlink:actuate="onLoad">
            <text:p/>
          </draw:image>
        </draw:frame>
        <draw:frame draw:style-name="gr3" draw:text-style-name="P2" draw:layer="layout" svg:width="1.4cm" svg:height="0.895cm" svg:x="26.2cm" svg:y="26.201cm">
          <draw:text-box>
            <text:p><text:span text:style-name="T1">eSSL</text:span></text:p>
            <text:p><text:span text:style-name="T2">amon</text:span></text:p>
          </draw:text-box>
        </draw:frame>
        <draw:line draw:style-name="gr8" draw:text-style-name="P1" draw:layer="layout" svg:x1="29.1cm" svg:y1="25.497cm" svg:x2="29.1cm" svg:y2="26.997cm">
          <text:p/>
        </draw:line>
        <draw:line draw:style-name="gr8" draw:text-style-name="P1" draw:layer="layout" svg:x1="31.3cm" svg:y1="25.497cm" svg:x2="31.3cm" svg:y2="26.997cm">
          <text:p/>
        </draw:line>
        <draw:line draw:style-name="gr8" draw:text-style-name="P1" draw:layer="layout" svg:x1="33.5cm" svg:y1="25.497cm" svg:x2="33.5cm" svg:y2="26.997cm">
          <text:p/>
        </draw:line>
        <draw:frame draw:style-name="gr11" draw:text-style-name="P7" draw:layer="layout" svg:width="2cm" svg:height="1.217cm" svg:x="33.8cm" svg:y="25.784cm">
          <draw:text-box>
            <text:p text:style-name="P1"><text:span text:style-name="T1">fichier2</text:span></text:p>
            <text:p text:style-name="P1"><text:span text:style-name="T2">seth</text:span></text:p>
            <text:p text:style-name="P1"><text:span text:style-name="T5">7</text:span></text:p>
          </draw:text-box>
        </draw:frame>
        <draw:frame draw:style-name="gr7" draw:text-style-name="P5" draw:layer="layout" svg:width="4.3cm" svg:height="0.7cm" svg:x="37cm" svg:y="26.2cm">
          <draw:text-box>
            <text:p text:style-name="P1"><text:span text:style-name="T1">vut 10.200.20.0/24</text:span></text:p>
          </draw:text-box>
        </draw:frame>
        <draw:frame draw:style-name="gr11" draw:text-style-name="P7" draw:layer="layout" svg:width="1.4cm" svg:height="1.217cm" svg:x="29.7cm" svg:y="25.784cm">
          <draw:text-box>
            <text:p text:style-name="P1"><text:span text:style-name="T1">bdc</text:span></text:p>
            <text:p text:style-name="P1"><text:span text:style-name="T2">eCDL</text:span></text:p>
            <text:p text:style-name="P1"><text:span text:style-name="T5">5</text:span></text:p>
          </draw:text-box>
        </draw:frame>
        <draw:frame draw:style-name="gr11" draw:text-style-name="P7" draw:layer="layout" svg:width="1.7cm" svg:height="1.217cm" svg:x="31.9cm" svg:y="25.785cm">
          <draw:text-box>
            <text:p text:style-name="P1"><text:span text:style-name="T1">fichier1</text:span></text:p>
            <text:p text:style-name="P1"><text:span text:style-name="T2">eSBL</text:span></text:p>
            <text:p text:style-name="P1"><text:span text:style-name="T5">6</text:span></text:p>
          </draw:text-box>
        </draw:frame>
        <draw:line draw:style-name="gr8" draw:text-style-name="P1" draw:layer="layout" svg:x1="26.7cm" svg:y1="26.097cm" svg:x2="23.8cm" svg:y2="17.9cm">
          <text:p/>
        </draw:line>
        <draw:frame draw:style-name="gr12" draw:text-style-name="P7" draw:layer="layout" svg:width="0.9cm" svg:height="0.649cm" svg:x="25.8cm" svg:y="25.949cm">
          <draw:text-box>
            <text:p text:style-name="P1"><text:span text:style-name="T5">81</text:span></text:p>
          </draw:text-box>
        </draw:frame>
        <draw:frame draw:style-name="gr12" draw:text-style-name="P7" draw:layer="layout" svg:width="0.9cm" svg:height="0.649cm" svg:x="27.3cm" svg:y="26.451cm">
          <draw:text-box>
            <text:p text:style-name="P1"><text:span text:style-name="T5">1</text:span></text:p>
          </draw:text-box>
        </draw:frame>
        <draw:custom-shape draw:style-name="gr10" draw:text-style-name="P5" draw:layer="layout" svg:width="2cm" svg:height="0.9cm" svg:x="26.001cm" svg:y="23.698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27cm" svg:y1="25.897cm" svg:x2="27cm" svg:y2="24.597cm">
          <text:p/>
        </draw:line>
        <draw:frame draw:style-name="gr12" draw:text-style-name="P7" draw:layer="layout" svg:width="0.9cm" svg:height="0.649cm" svg:x="26.9cm" svg:y="25.35cm">
          <draw:text-box>
            <text:p text:style-name="P1"><text:span text:style-name="T5">81</text:span></text:p>
          </draw:text-box>
        </draw:frame>
        <draw:frame draw:style-name="gr4" draw:text-style-name="P1" draw:layer="layout" svg:width="0.9cm" svg:height="2.2cm" svg:x="14.1cm" svg:y="5.9cm">
          <draw:image xlink:href="Pictures/10000201000000A300000165075FB9B213F128A7.png" xlink:type="simple" xlink:show="embed" xlink:actuate="onLoad">
            <text:p/>
          </draw:image>
        </draw:frame>
        <draw:custom-shape draw:style-name="gr10" draw:text-style-name="P5" draw:layer="layout" svg:width="2cm" svg:height="0.9cm" svg:x="13.601cm" svg:y="3.701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14.6cm" svg:y1="5.9cm" svg:x2="14.6cm" svg:y2="4.6cm">
          <text:p/>
        </draw:line>
        <draw:line draw:style-name="gr8" draw:text-style-name="P1" draw:layer="layout" svg:x1="2.2cm" svg:y1="4.6cm" svg:x2="12cm" svg:y2="4.6cm">
          <text:p/>
        </draw:line>
        <draw:frame draw:style-name="gr4" draw:text-style-name="P1" draw:layer="layout" svg:width="0.9cm" svg:height="1.2cm" svg:x="10.6cm" svg:y="2.5cm">
          <draw:image xlink:href="Pictures/10000201000000A300000165075FB9B213F128A7.png" xlink:type="simple" xlink:show="embed" xlink:actuate="onLoad">
            <text:p/>
          </draw:image>
        </draw:frame>
        <draw:line draw:style-name="gr8" draw:text-style-name="P1" draw:layer="layout" svg:x1="11cm" svg:y1="3.7cm" svg:x2="11cm" svg:y2="4.6cm">
          <text:p/>
        </draw:line>
        <draw:frame draw:style-name="gr11" draw:text-style-name="P7" draw:layer="layout" svg:width="1.7cm" svg:height="1.217cm" svg:x="10.2cm" svg:y="1.301cm">
          <draw:text-box>
            <text:p text:style-name="P1"><text:span text:style-name="T1">pdc</text:span></text:p>
            <text:p text:style-name="P1"><text:span text:style-name="T2">seth</text:span></text:p>
            <text:p text:style-name="P1"><text:span text:style-name="T5">4</text:span></text:p>
          </draw:text-box>
        </draw:frame>
        <draw:frame draw:style-name="gr4" draw:text-style-name="P1" draw:layer="layout" svg:width="0.9cm" svg:height="1.2cm" svg:x="9cm" svg:y="2.5cm">
          <draw:image xlink:href="Pictures/10000201000000A300000165075FB9B213F128A7.png" xlink:type="simple" xlink:show="embed" xlink:actuate="onLoad">
            <text:p/>
          </draw:image>
        </draw:frame>
        <draw:line draw:style-name="gr8" draw:text-style-name="P1" draw:layer="layout" svg:x1="9.5cm" svg:y1="3.7cm" svg:x2="9.5cm" svg:y2="4.6cm">
          <text:p/>
        </draw:line>
        <draw:frame draw:style-name="gr11" draw:text-style-name="P7" draw:layer="layout" svg:width="1.7cm" svg:height="1.217cm" svg:x="8.6cm" svg:y="1.302cm">
          <draw:text-box>
            <text:p text:style-name="P1"><text:span text:style-name="T1">bdc</text:span></text:p>
            <text:p text:style-name="P1"><text:span text:style-name="T2">seth</text:span></text:p>
            <text:p text:style-name="P1"><text:span text:style-name="T5">5</text:span></text:p>
          </draw:text-box>
        </draw:frame>
        <draw:frame draw:style-name="gr4" draw:text-style-name="P1" draw:layer="layout" svg:width="0.9cm" svg:height="1.2cm" svg:x="7.5cm" svg:y="2.5cm">
          <draw:image xlink:href="Pictures/10000201000000A300000165075FB9B213F128A7.png" xlink:type="simple" xlink:show="embed" xlink:actuate="onLoad">
            <text:p/>
          </draw:image>
        </draw:frame>
        <draw:line draw:style-name="gr8" draw:text-style-name="P1" draw:layer="layout" svg:x1="8cm" svg:y1="3.7cm" svg:x2="8cm" svg:y2="4.6cm">
          <text:p/>
        </draw:line>
        <draw:frame draw:style-name="gr11" draw:text-style-name="P7" draw:layer="layout" svg:width="1.7cm" svg:height="1.217cm" svg:x="7.1cm" svg:y="1.303cm">
          <draw:text-box>
            <text:p text:style-name="P1"><text:span text:style-name="T1">rodc</text:span></text:p>
            <text:p text:style-name="P1"><text:span text:style-name="T2">seth</text:span></text:p>
            <text:p text:style-name="P1"><text:span text:style-name="T5">6</text:span></text:p>
          </draw:text-box>
        </draw:frame>
        <draw:frame draw:style-name="gr4" draw:text-style-name="P1" draw:layer="layout" svg:width="0.9cm" svg:height="1.2cm" svg:x="5.7cm" svg:y="2.5cm">
          <draw:image xlink:href="Pictures/10000201000000A300000165075FB9B213F128A7.png" xlink:type="simple" xlink:show="embed" xlink:actuate="onLoad">
            <text:p/>
          </draw:image>
        </draw:frame>
        <draw:line draw:style-name="gr8" draw:text-style-name="P1" draw:layer="layout" svg:x1="6.1cm" svg:y1="3.7cm" svg:x2="6.1cm" svg:y2="4.6cm">
          <text:p/>
        </draw:line>
        <draw:frame draw:style-name="gr11" draw:text-style-name="P7" draw:layer="layout" svg:width="2.4cm" svg:height="1.217cm" svg:x="5cm" svg:y="1.304cm">
          <draw:text-box>
            <text:p text:style-name="P1"><text:span text:style-name="T1">fichier-ad</text:span></text:p>
            <text:p text:style-name="P1"><text:span text:style-name="T2">seth</text:span></text:p>
            <text:p text:style-name="P1"><text:span text:style-name="T5">7</text:span></text:p>
          </draw:text-box>
        </draw:frame>
        <draw:frame draw:style-name="gr4" draw:text-style-name="P1" draw:layer="layout" svg:width="0.9cm" svg:height="1.2cm" svg:x="3.8cm" svg:y="2.5cm">
          <draw:image xlink:href="Pictures/10000201000000A300000165075FB9B213F128A7.png" xlink:type="simple" xlink:show="embed" xlink:actuate="onLoad">
            <text:p/>
          </draw:image>
        </draw:frame>
        <draw:frame draw:style-name="gr11" draw:text-style-name="P7" draw:layer="layout" svg:width="2.4cm" svg:height="1.217cm" svg:x="3.1cm" svg:y="1.305cm">
          <draw:text-box>
            <text:p text:style-name="P1"><text:span text:style-name="T1">fichier-esbld</text:span></text:p>
            <text:p text:style-name="P1"><text:span text:style-name="T2">eSBL</text:span></text:p>
            <text:p text:style-name="P1"><text:span text:style-name="T5">8</text:span></text:p>
          </draw:text-box>
        </draw:frame>
        <draw:line draw:style-name="gr8" draw:text-style-name="P1" draw:layer="layout" svg:x1="4.2cm" svg:y1="3.7cm" svg:x2="4.2cm" svg:y2="4.6cm">
          <text:p/>
        </draw:line>
        <draw:frame draw:style-name="gr4" draw:text-style-name="P1" draw:layer="layout" svg:width="1cm" svg:height="0.9cm" svg:x="1.8cm" svg:y="2.7cm">
          <draw:image xlink:href="Pictures/10000201000001B9000001215CB43585CBFFE0FA.png" xlink:type="simple" xlink:show="embed" xlink:actuate="onLoad">
            <text:p/>
          </draw:image>
        </draw:frame>
        <draw:line draw:style-name="gr8" draw:text-style-name="P1" draw:layer="layout" svg:x1="2.3cm" svg:y1="3.7cm" svg:x2="2.3cm" svg:y2="4.6cm">
          <text:p/>
        </draw:line>
        <draw:frame draw:style-name="gr11" draw:text-style-name="P7" draw:layer="layout" svg:width="2.4cm" svg:height="1.217cm" svg:x="1.1cm" svg:y="1.306cm">
          <draw:text-box>
            <text:p text:style-name="P1"><text:span text:style-name="T1">pcsiege</text:span></text:p>
            <text:p text:style-name="P1"><text:span text:style-name="T2">win7</text:span></text:p>
            <text:p text:style-name="P1"><text:span text:style-name="T5">dhcp</text:span></text:p>
          </draw:text-box>
        </draw:frame>
        <draw:line draw:style-name="gr8" draw:text-style-name="P1" draw:layer="layout" svg:x1="14.2cm" svg:y1="6cm" svg:x2="11.9cm" svg:y2="4.6cm">
          <text:p/>
        </draw:line>
        <draw:frame draw:style-name="gr7" draw:text-style-name="P4" draw:layer="layout" svg:width="4.1cm" svg:height="0.7cm" svg:x="6.6cm" svg:y="4.6cm">
          <draw:text-box>
            <text:p text:style-name="P1"><text:span text:style-name="T4">vsiege-ad1 10.200.11.0/24</text:span></text:p>
          </draw:text-box>
        </draw:frame>
        <draw:line draw:style-name="gr8" draw:text-style-name="P1" draw:layer="layout" svg:x1="7.4cm" svg:y1="7.5cm" svg:x2="12.5cm" svg:y2="7.5cm">
          <text:p/>
        </draw:line>
        <draw:frame draw:style-name="gr4" draw:text-style-name="P1" draw:layer="layout" svg:width="0.9cm" svg:height="1.2cm" svg:x="8.6cm" svg:y="5.5cm">
          <draw:image xlink:href="Pictures/10000201000000A300000165075FB9B213F128A7.png" xlink:type="simple" xlink:show="embed" xlink:actuate="onLoad">
            <text:p/>
          </draw:image>
        </draw:frame>
        <draw:line draw:style-name="gr8" draw:text-style-name="P1" draw:layer="layout" svg:x1="9.1cm" svg:y1="6.6cm" svg:x2="9.1cm" svg:y2="7.5cm">
          <text:p/>
        </draw:line>
        <draw:frame draw:style-name="gr4" draw:text-style-name="P1" draw:layer="layout" svg:width="0.9cm" svg:height="1.2cm" svg:x="11.1cm" svg:y="5.5cm">
          <draw:image xlink:href="Pictures/10000201000000A300000165075FB9B213F128A7.png" xlink:type="simple" xlink:show="embed" xlink:actuate="onLoad">
            <text:p/>
          </draw:image>
        </draw:frame>
        <draw:line draw:style-name="gr8" draw:text-style-name="P1" draw:layer="layout" svg:x1="11.5cm" svg:y1="6.6cm" svg:x2="11.5cm" svg:y2="7.5cm">
          <text:p/>
        </draw:line>
        <draw:frame draw:style-name="gr11" draw:text-style-name="P7" draw:layer="layout" svg:width="3.099cm" svg:height="1.217cm" svg:x="9.901cm" svg:y="7.401cm">
          <draw:text-box>
            <text:p text:style-name="P1"><text:span text:style-name="T1">fichier-seth-dmz</text:span></text:p>
            <text:p text:style-name="P1"><text:span text:style-name="T2">seth</text:span></text:p>
            <text:p text:style-name="P1"><text:span text:style-name="T5">2</text:span></text:p>
          </draw:text-box>
        </draw:frame>
        <draw:frame draw:style-name="gr11" draw:text-style-name="P7" draw:layer="layout" svg:width="3.099cm" svg:height="1.217cm" svg:x="7.402cm" svg:y="7.402cm">
          <draw:text-box>
            <text:p text:style-name="P1"><text:span text:style-name="T1">fichier-esbl-dmz</text:span></text:p>
            <text:p text:style-name="P1"><text:span text:style-name="T2">eSBL</text:span></text:p>
            <text:p text:style-name="P1"><text:span text:style-name="T5">3</text:span></text:p>
          </draw:text-box>
        </draw:frame>
        <draw:frame draw:style-name="gr7" draw:text-style-name="P4" draw:layer="layout" svg:width="4.1cm" svg:height="0.7cm" svg:x="7.3cm" svg:y="6.9cm">
          <draw:text-box>
            <text:p text:style-name="P1"><text:span text:style-name="T4">vdmz-ad1 10.200.12.0/24</text:span></text:p>
          </draw:text-box>
        </draw:frame>
        <draw:line draw:style-name="gr8" draw:text-style-name="P1" draw:layer="layout" svg:x1="6.5cm" svg:y1="9.4cm" svg:x2="12cm" svg:y2="9.401cm">
          <text:p/>
        </draw:line>
        <draw:line draw:style-name="gr8" draw:text-style-name="P1" draw:layer="layout" svg:x1="7.2cm" svg:y1="8.6cm" svg:x2="7.2cm" svg:y2="9.4cm">
          <text:p/>
        </draw:line>
        <draw:frame draw:style-name="gr7" draw:text-style-name="P4" draw:layer="layout" svg:width="4.1cm" svg:height="0.7cm" svg:x="7.7cm" svg:y="8.9cm">
          <draw:text-box>
            <text:p text:style-name="P1"><text:span text:style-name="T4">vdmz-ad1 10.200.13.0/24</text:span></text:p>
          </draw:text-box>
        </draw:frame>
        <draw:line draw:style-name="gr8" draw:text-style-name="P1" draw:layer="layout" svg:x1="14.2cm" svg:y1="6.9cm" svg:x2="12cm" svg:y2="7.5cm">
          <text:p/>
        </draw:line>
        <draw:line draw:style-name="gr8" draw:text-style-name="P1" draw:layer="layout" svg:x1="14.1cm" svg:y1="7.8cm" svg:x2="12cm" svg:y2="9.4cm">
          <text:p/>
        </draw:line>
        <draw:line draw:style-name="gr8" draw:text-style-name="P1" draw:layer="layout" svg:x1="15cm" svg:y1="8cm" svg:x2="18.3cm" svg:y2="11cm">
          <text:p/>
        </draw:line>
        <draw:frame draw:style-name="gr12" draw:text-style-name="P7" draw:layer="layout" svg:width="0.9cm" svg:height="0.649cm" svg:x="15cm" svg:y="7.552cm">
          <draw:text-box>
            <text:p text:style-name="P1"><text:span text:style-name="T5">61</text:span></text:p>
          </draw:text-box>
        </draw:frame>
        <draw:frame draw:style-name="gr4" draw:text-style-name="P1" draw:layer="layout" svg:width="0.9cm" svg:height="2.2cm" svg:x="13.7cm" svg:y="16.599cm">
          <draw:image xlink:href="Pictures/10000201000000A300000165075FB9B213F128A7.png" xlink:type="simple" xlink:show="embed" xlink:actuate="onLoad">
            <text:p/>
          </draw:image>
        </draw:frame>
        <draw:custom-shape draw:style-name="gr10" draw:text-style-name="P5" draw:layer="layout" svg:width="2cm" svg:height="0.9cm" svg:x="13.201cm" svg:y="14.4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14.2cm" svg:y1="16.599cm" svg:x2="14.2cm" svg:y2="15.299cm">
          <text:p/>
        </draw:line>
        <draw:line draw:style-name="gr8" draw:text-style-name="P1" draw:layer="layout" svg:x1="1.8cm" svg:y1="15.299cm" svg:x2="11.6cm" svg:y2="15.299cm">
          <text:p/>
        </draw:line>
        <draw:frame draw:style-name="gr4" draw:text-style-name="P1" draw:layer="layout" svg:width="0.9cm" svg:height="1.2cm" svg:x="10.2cm" svg:y="13.199cm">
          <draw:image xlink:href="Pictures/10000201000000A300000165075FB9B213F128A7.png" xlink:type="simple" xlink:show="embed" xlink:actuate="onLoad">
            <text:p/>
          </draw:image>
        </draw:frame>
        <draw:line draw:style-name="gr8" draw:text-style-name="P1" draw:layer="layout" svg:x1="10.6cm" svg:y1="14.399cm" svg:x2="10.6cm" svg:y2="15.299cm">
          <text:p/>
        </draw:line>
        <draw:frame draw:style-name="gr11" draw:text-style-name="P7" draw:layer="layout" svg:width="1.7cm" svg:height="1.217cm" svg:x="9.8cm" svg:y="12cm">
          <draw:text-box>
            <text:p text:style-name="P1"><text:span text:style-name="T1">pdc</text:span></text:p>
            <text:p text:style-name="P1"><text:span text:style-name="T2">seth</text:span></text:p>
            <text:p text:style-name="P1"><text:span text:style-name="T5">4</text:span></text:p>
          </draw:text-box>
        </draw:frame>
        <draw:frame draw:style-name="gr4" draw:text-style-name="P1" draw:layer="layout" svg:width="0.9cm" svg:height="1.2cm" svg:x="8.6cm" svg:y="13.199cm">
          <draw:image xlink:href="Pictures/10000201000000A300000165075FB9B213F128A7.png" xlink:type="simple" xlink:show="embed" xlink:actuate="onLoad">
            <text:p/>
          </draw:image>
        </draw:frame>
        <draw:line draw:style-name="gr8" draw:text-style-name="P1" draw:layer="layout" svg:x1="9.1cm" svg:y1="14.399cm" svg:x2="9.1cm" svg:y2="15.299cm">
          <text:p/>
        </draw:line>
        <draw:frame draw:style-name="gr11" draw:text-style-name="P7" draw:layer="layout" svg:width="1.7cm" svg:height="1.217cm" svg:x="8.2cm" svg:y="12.001cm">
          <draw:text-box>
            <text:p text:style-name="P1"><text:span text:style-name="T1">bdc</text:span></text:p>
            <text:p text:style-name="P1"><text:span text:style-name="T2">seth</text:span></text:p>
            <text:p text:style-name="P1"><text:span text:style-name="T5">5</text:span></text:p>
          </draw:text-box>
        </draw:frame>
        <draw:frame draw:style-name="gr4" draw:text-style-name="P1" draw:layer="layout" svg:width="0.9cm" svg:height="1.2cm" svg:x="7.1cm" svg:y="13.199cm">
          <draw:image xlink:href="Pictures/10000201000000A300000165075FB9B213F128A7.png" xlink:type="simple" xlink:show="embed" xlink:actuate="onLoad">
            <text:p/>
          </draw:image>
        </draw:frame>
        <draw:line draw:style-name="gr8" draw:text-style-name="P1" draw:layer="layout" svg:x1="7.6cm" svg:y1="14.399cm" svg:x2="7.6cm" svg:y2="15.299cm">
          <text:p/>
        </draw:line>
        <draw:frame draw:style-name="gr11" draw:text-style-name="P7" draw:layer="layout" svg:width="1.7cm" svg:height="1.217cm" svg:x="6.7cm" svg:y="12.002cm">
          <draw:text-box>
            <text:p text:style-name="P1"><text:span text:style-name="T1">rodc</text:span></text:p>
            <text:p text:style-name="P1"><text:span text:style-name="T2">seth</text:span></text:p>
            <text:p text:style-name="P1"><text:span text:style-name="T5">6</text:span></text:p>
          </draw:text-box>
        </draw:frame>
        <draw:frame draw:style-name="gr4" draw:text-style-name="P1" draw:layer="layout" svg:width="0.9cm" svg:height="1.2cm" svg:x="5.3cm" svg:y="13.199cm">
          <draw:image xlink:href="Pictures/10000201000000A300000165075FB9B213F128A7.png" xlink:type="simple" xlink:show="embed" xlink:actuate="onLoad">
            <text:p/>
          </draw:image>
        </draw:frame>
        <draw:line draw:style-name="gr8" draw:text-style-name="P1" draw:layer="layout" svg:x1="5.7cm" svg:y1="14.399cm" svg:x2="5.7cm" svg:y2="15.299cm">
          <text:p/>
        </draw:line>
        <draw:frame draw:style-name="gr11" draw:text-style-name="P7" draw:layer="layout" svg:width="2.4cm" svg:height="1.217cm" svg:x="4.6cm" svg:y="12.003cm">
          <draw:text-box>
            <text:p text:style-name="P1"><text:span text:style-name="T1">fichier-ad</text:span></text:p>
            <text:p text:style-name="P1"><text:span text:style-name="T2">seth</text:span></text:p>
            <text:p text:style-name="P1"><text:span text:style-name="T5">7</text:span></text:p>
          </draw:text-box>
        </draw:frame>
        <draw:frame draw:style-name="gr4" draw:text-style-name="P1" draw:layer="layout" svg:width="0.9cm" svg:height="1.2cm" svg:x="3.4cm" svg:y="13.199cm">
          <draw:image xlink:href="Pictures/10000201000000A300000165075FB9B213F128A7.png" xlink:type="simple" xlink:show="embed" xlink:actuate="onLoad">
            <text:p/>
          </draw:image>
        </draw:frame>
        <draw:frame draw:style-name="gr11" draw:text-style-name="P7" draw:layer="layout" svg:width="2.4cm" svg:height="1.217cm" svg:x="2.7cm" svg:y="12.004cm">
          <draw:text-box>
            <text:p text:style-name="P1"><text:span text:style-name="T1">fichier-esbld</text:span></text:p>
            <text:p text:style-name="P1"><text:span text:style-name="T2">eSBL</text:span></text:p>
            <text:p text:style-name="P1"><text:span text:style-name="T5">8</text:span></text:p>
          </draw:text-box>
        </draw:frame>
        <draw:line draw:style-name="gr8" draw:text-style-name="P1" draw:layer="layout" svg:x1="3.8cm" svg:y1="14.399cm" svg:x2="3.8cm" svg:y2="15.299cm">
          <text:p/>
        </draw:line>
        <draw:line draw:style-name="gr8" draw:text-style-name="P1" draw:layer="layout" svg:x1="1.9cm" svg:y1="14.098cm" svg:x2="1.9cm" svg:y2="15.299cm">
          <text:p/>
        </draw:line>
        <draw:line draw:style-name="gr8" draw:text-style-name="P1" draw:layer="layout" svg:x1="13.7cm" svg:y1="22.498cm" svg:x2="11.6cm" svg:y2="23.098cm">
          <text:p/>
        </draw:line>
        <draw:frame draw:style-name="gr7" draw:text-style-name="P4" draw:layer="layout" svg:width="4.1cm" svg:height="0.7cm" svg:x="6.2cm" svg:y="15.299cm">
          <draw:text-box>
            <text:p text:style-name="P1"><text:span text:style-name="T4">vsiege-ad2 10.200.16.0/24</text:span></text:p>
          </draw:text-box>
        </draw:frame>
        <draw:line draw:style-name="gr8" draw:text-style-name="P1" draw:layer="layout" svg:x1="6cm" svg:y1="18.199cm" svg:x2="11.6cm" svg:y2="18.199cm">
          <text:p/>
        </draw:line>
        <draw:frame draw:style-name="gr4" draw:text-style-name="P1" draw:layer="layout" svg:width="0.9cm" svg:height="1.2cm" svg:x="7.7cm" svg:y="16.199cm">
          <draw:image xlink:href="Pictures/10000201000000A300000165075FB9B213F128A7.png" xlink:type="simple" xlink:show="embed" xlink:actuate="onLoad">
            <text:p/>
          </draw:image>
        </draw:frame>
        <draw:line draw:style-name="gr8" draw:text-style-name="P1" draw:layer="layout" svg:x1="8.2cm" svg:y1="17.299cm" svg:x2="8.2cm" svg:y2="18.199cm">
          <text:p/>
        </draw:line>
        <draw:frame draw:style-name="gr4" draw:text-style-name="P1" draw:layer="layout" svg:width="0.9cm" svg:height="1.2cm" svg:x="10.2cm" svg:y="16.199cm">
          <draw:image xlink:href="Pictures/10000201000000A300000165075FB9B213F128A7.png" xlink:type="simple" xlink:show="embed" xlink:actuate="onLoad">
            <text:p/>
          </draw:image>
        </draw:frame>
        <draw:line draw:style-name="gr8" draw:text-style-name="P1" draw:layer="layout" svg:x1="10.6cm" svg:y1="17.299cm" svg:x2="10.6cm" svg:y2="18.199cm">
          <text:p/>
        </draw:line>
        <draw:frame draw:style-name="gr11" draw:text-style-name="P7" draw:layer="layout" svg:width="3.099cm" svg:height="1.217cm" svg:x="9.101cm" svg:y="18.3cm">
          <draw:text-box>
            <text:p text:style-name="P1"><text:span text:style-name="T1">fichier-seth-dmz</text:span></text:p>
            <text:p text:style-name="P1"><text:span text:style-name="T2">seth</text:span></text:p>
            <text:p text:style-name="P1"><text:span text:style-name="T5">2</text:span></text:p>
          </draw:text-box>
        </draw:frame>
        <draw:frame draw:style-name="gr11" draw:text-style-name="P7" draw:layer="layout" svg:width="3.099cm" svg:height="1.217cm" svg:x="6.502cm" svg:y="18.301cm">
          <draw:text-box>
            <text:p text:style-name="P1"><text:span text:style-name="T1">fichier-esbl-dmz</text:span></text:p>
            <text:p text:style-name="P1"><text:span text:style-name="T2">eSBL</text:span></text:p>
            <text:p text:style-name="P1"><text:span text:style-name="T5">3</text:span></text:p>
          </draw:text-box>
        </draw:frame>
        <draw:frame draw:style-name="gr7" draw:text-style-name="P4" draw:layer="layout" svg:width="4.1cm" svg:height="0.7cm" svg:x="4.4cm" svg:y="17.599cm">
          <draw:text-box>
            <text:p text:style-name="P1"><text:span text:style-name="T4">vdmz-ad2 10.200.17.0/24</text:span></text:p>
          </draw:text-box>
        </draw:frame>
        <draw:frame draw:style-name="gr11" draw:text-style-name="P7" draw:layer="layout" svg:width="2cm" svg:height="1.217cm" svg:x="2.4cm" svg:y="17.083cm">
          <draw:text-box>
            <text:p text:style-name="P1"><text:span text:style-name="T1">pcwifi</text:span></text:p>
            <text:p text:style-name="P1"><text:span text:style-name="T2">win7</text:span></text:p>
            <text:p text:style-name="P1"><text:span text:style-name="T5">dhcp</text:span></text:p>
          </draw:text-box>
        </draw:frame>
        <draw:line draw:style-name="gr8" draw:text-style-name="P1" draw:layer="layout" svg:x1="2.4cm" svg:y1="20.1cm" svg:x2="11.6cm" svg:y2="20.1cm">
          <text:p/>
        </draw:line>
        <draw:frame draw:style-name="gr4" draw:text-style-name="P1" draw:layer="layout" svg:width="1cm" svg:height="0.9cm" svg:x="2.8cm" svg:y="18.2cm">
          <draw:image xlink:href="Pictures/10000201000001B9000001215CB43585CBFFE0FA.png" xlink:type="simple" xlink:show="embed" xlink:actuate="onLoad">
            <text:p/>
          </draw:image>
        </draw:frame>
        <draw:line draw:style-name="gr8" draw:text-style-name="P1" draw:layer="layout" svg:x1="3.3cm" svg:y1="19cm" svg:x2="3.3cm" svg:y2="20.1cm">
          <text:p/>
        </draw:line>
        <draw:frame draw:style-name="gr7" draw:text-style-name="P4" draw:layer="layout" svg:width="4.1cm" svg:height="0.7cm" svg:x="3.1cm" svg:y="19.599cm">
          <draw:text-box>
            <text:p text:style-name="P1"><text:span text:style-name="T4">vdmz-ad2 10.200.18.0/24</text:span></text:p>
          </draw:text-box>
        </draw:frame>
        <draw:line draw:style-name="gr8" draw:text-style-name="P1" draw:layer="layout" svg:x1="13.7cm" svg:y1="17.598cm" svg:x2="11.6cm" svg:y2="18.199cm">
          <text:p/>
        </draw:line>
        <draw:line draw:style-name="gr8" draw:text-style-name="P1" draw:layer="layout" svg:x1="13.7cm" svg:y1="18.498cm" svg:x2="11.6cm" svg:y2="20.099cm">
          <text:p/>
        </draw:line>
        <draw:frame draw:style-name="gr12" draw:text-style-name="P7" draw:layer="layout" svg:width="0.9cm" svg:height="0.649cm" svg:x="14.4cm" svg:y="17.598cm">
          <draw:text-box>
            <text:p text:style-name="P1"><text:span text:style-name="T5">71</text:span></text:p>
          </draw:text-box>
        </draw:frame>
        <draw:frame draw:style-name="gr11" draw:text-style-name="P7" draw:layer="layout" svg:width="2.4cm" svg:height="1.217cm" svg:x="0.6cm" svg:y="11.9cm">
          <draw:text-box>
            <text:p text:style-name="P1"><text:span text:style-name="T1">pcsiege</text:span></text:p>
            <text:p text:style-name="P1"><text:span text:style-name="T2">win7</text:span></text:p>
            <text:p text:style-name="P1"><text:span text:style-name="T5">dhcp</text:span></text:p>
          </draw:text-box>
        </draw:frame>
        <draw:frame draw:style-name="gr12" draw:text-style-name="P7" draw:layer="layout" svg:width="0.9cm" svg:height="0.649cm" svg:x="14.1cm" svg:y="15.852cm">
          <draw:text-box>
            <text:p text:style-name="P1"><text:span text:style-name="T5">71</text:span></text:p>
          </draw:text-box>
        </draw:frame>
        <draw:line draw:style-name="gr8" draw:text-style-name="P1" draw:layer="layout" svg:x1="16.8cm" svg:y1="14.8cm" svg:x2="14.6cm" svg:y2="17.5cm">
          <text:p/>
        </draw:line>
        <draw:frame draw:style-name="gr12" draw:text-style-name="P7" draw:layer="layout" svg:width="0.9cm" svg:height="0.649cm" svg:x="13cm" svg:y="18.05cm">
          <draw:text-box>
            <text:p text:style-name="P1"><text:span text:style-name="T5">1</text:span></text:p>
          </draw:text-box>
        </draw:frame>
        <draw:frame draw:style-name="gr12" draw:text-style-name="P7" draw:layer="layout" svg:width="0.9cm" svg:height="0.649cm" svg:x="13cm" svg:y="16.951cm">
          <draw:text-box>
            <text:p text:style-name="P1"><text:span text:style-name="T5">1</text:span></text:p>
          </draw:text-box>
        </draw:frame>
        <draw:frame draw:style-name="gr12" draw:text-style-name="P7" draw:layer="layout" svg:width="0.9cm" svg:height="0.649cm" svg:x="13cm" svg:y="15.952cm">
          <draw:text-box>
            <text:p text:style-name="P1"><text:span text:style-name="T5">1</text:span></text:p>
          </draw:text-box>
        </draw:frame>
        <draw:frame draw:style-name="gr12" draw:text-style-name="P7" draw:layer="layout" svg:width="0.9cm" svg:height="0.649cm" svg:x="14.6cm" svg:y="5.253cm">
          <draw:text-box>
            <text:p text:style-name="P1"><text:span text:style-name="T5">61</text:span></text:p>
          </draw:text-box>
        </draw:frame>
        <draw:frame draw:style-name="gr12" draw:text-style-name="P7" draw:layer="layout" svg:width="0.9cm" svg:height="0.649cm" svg:x="13.4cm" svg:y="7.353cm">
          <draw:text-box>
            <text:p text:style-name="P1"><text:span text:style-name="T5">1</text:span></text:p>
          </draw:text-box>
        </draw:frame>
        <draw:frame draw:style-name="gr12" draw:text-style-name="P7" draw:layer="layout" svg:width="0.9cm" svg:height="0.649cm" svg:x="13.4cm" svg:y="6.354cm">
          <draw:text-box>
            <text:p text:style-name="P1"><text:span text:style-name="T5">1</text:span></text:p>
          </draw:text-box>
        </draw:frame>
        <draw:frame draw:style-name="gr12" draw:text-style-name="P7" draw:layer="layout" svg:width="0.9cm" svg:height="0.649cm" svg:x="13.4cm" svg:y="5.155cm">
          <draw:text-box>
            <text:p text:style-name="P1"><text:span text:style-name="T5">1</text:span></text:p>
          </draw:text-box>
        </draw:frame>
        <draw:frame draw:style-name="gr4" draw:text-style-name="P1" draw:layer="layout" svg:width="1cm" svg:height="0.9cm" svg:x="34.5cm" svg:y="24.697cm">
          <draw:image xlink:href="Pictures/10000201000001B9000001215CB43585CBFFE0FA.png" xlink:type="simple" xlink:show="embed" xlink:actuate="onLoad">
            <text:p/>
          </draw:image>
        </draw:frame>
        <draw:frame draw:style-name="gr11" draw:text-style-name="P7" draw:layer="layout" svg:width="2cm" svg:height="1.217cm" svg:x="35.4cm" svg:y="25.685cm">
          <draw:text-box>
            <text:p text:style-name="P1"><text:span text:style-name="T1">pcut</text:span></text:p>
            <text:p text:style-name="P1"><text:span text:style-name="T2">win7</text:span></text:p>
            <text:p text:style-name="P1"><text:span text:style-name="T5">dhcp</text:span></text:p>
          </draw:text-box>
        </draw:frame>
        <draw:line draw:style-name="gr8" draw:text-style-name="P1" draw:layer="layout" svg:x1="35cm" svg:y1="25.497cm" svg:x2="35cm" svg:y2="26.997cm">
          <text:p/>
        </draw:line>
        <draw:frame draw:style-name="gr4" draw:text-style-name="P1" draw:layer="layout" svg:width="0.9cm" svg:height="1.2cm" svg:x="33.1cm" svg:y="24.397cm">
          <draw:image xlink:href="Pictures/10000201000000A300000165075FB9B213F128A7.png" xlink:type="simple" xlink:show="embed" xlink:actuate="onLoad">
            <text:p/>
          </draw:image>
        </draw:frame>
        <draw:frame draw:style-name="gr4" draw:text-style-name="P1" draw:layer="layout" svg:width="0.9cm" svg:height="2.2cm" svg:x="13.7cm" svg:y="21.799cm">
          <draw:image xlink:href="Pictures/10000201000000A300000165075FB9B213F128A7.png" xlink:type="simple" xlink:show="embed" xlink:actuate="onLoad">
            <text:p/>
          </draw:image>
        </draw:frame>
        <draw:line draw:style-name="gr8" draw:text-style-name="P1" draw:layer="layout" svg:x1="5.9cm" svg:y1="23.098cm" svg:x2="11.6cm" svg:y2="23.1cm">
          <text:p/>
        </draw:line>
        <draw:line draw:style-name="gr8" draw:text-style-name="P1" draw:layer="layout" svg:x1="3.9cm" svg:y1="25.698cm" svg:x2="10.6cm" svg:y2="25.698cm">
          <text:p/>
        </draw:line>
        <draw:line draw:style-name="gr8" draw:text-style-name="P1" draw:layer="layout" svg:x1="13.7cm" svg:y1="23.398cm" svg:x2="10.6cm" svg:y2="25.698cm">
          <text:p/>
        </draw:line>
        <draw:line draw:style-name="gr8" draw:text-style-name="P1" draw:layer="layout" svg:x1="18.3cm" svg:y1="17.9cm" svg:x2="14.6cm" svg:y2="22.8cm">
          <text:p/>
        </draw:line>
        <draw:frame draw:style-name="gr13" draw:text-style-name="P6" draw:layer="layout" svg:width="4.1cm" svg:height="0.6cm" svg:x="4.3cm" svg:y="25.198cm">
          <draw:text-box>
            <text:p><text:span text:style-name="T1">vspcmet 10.200.30.0/24</text:span></text:p>
          </draw:text-box>
        </draw:frame>
        <draw:frame draw:style-name="gr11" draw:text-style-name="P7" draw:layer="layout" svg:width="3.099cm" svg:height="1.217cm" svg:x="8.1cm" svg:y="25.581cm">
          <draw:text-box>
            <text:p text:style-name="P1"><text:span text:style-name="T2">eSBL - Appli_web </text:span></text:p>
            <text:p text:style-name="P1"><text:span text:style-name="T5">5</text:span></text:p>
          </draw:text-box>
        </draw:frame>
        <draw:frame draw:style-name="gr11" draw:text-style-name="P7" draw:layer="layout" svg:width="3.099cm" svg:height="1.217cm" svg:x="6.903cm" svg:y="23.002cm">
          <draw:text-box>
            <text:p text:style-name="P1"><text:span text:style-name="T2">eSBL - Appli_web</text:span></text:p>
            <text:p text:style-name="P1"><text:span text:style-name="T5">5</text:span></text:p>
          </draw:text-box>
        </draw:frame>
        <draw:line draw:style-name="gr8" draw:text-style-name="P1" draw:layer="layout" svg:x1="9.6cm" svg:y1="24.399cm" svg:x2="9.6cm" svg:y2="25.698cm">
          <text:p/>
        </draw:line>
        <draw:line draw:style-name="gr8" draw:text-style-name="P1" draw:layer="layout" svg:x1="8.4cm" svg:y1="21.8cm" svg:x2="8.4cm" svg:y2="23.099cm">
          <text:p/>
        </draw:line>
        <draw:line draw:style-name="gr8" draw:text-style-name="P1" draw:layer="layout" svg:x1="7.3cm" svg:y1="26.6cm" svg:x2="7.3cm" svg:y2="27.7cm">
          <text:p/>
        </draw:line>
        <draw:line draw:style-name="gr8" draw:text-style-name="P1" draw:layer="layout" svg:x1="3.3cm" svg:y1="19cm" svg:x2="3.3cm" svg:y2="20.1cm">
          <text:p/>
        </draw:line>
        <draw:frame draw:style-name="gr11" draw:text-style-name="P7" draw:layer="layout" svg:width="2.5cm" svg:height="1.217cm" svg:x="6cm" svg:y="27.598cm">
          <draw:text-box>
            <text:p text:style-name="P1"><text:span text:style-name="T1">previsionniste</text:span></text:p>
            <text:p text:style-name="P1"><text:span text:style-name="T2">win7</text:span></text:p>
            <text:p text:style-name="P1"><text:span text:style-name="T5">dhcp</text:span></text:p>
          </draw:text-box>
        </draw:frame>
        <draw:frame draw:style-name="gr12" draw:text-style-name="P7" draw:layer="layout" svg:width="0.9cm" svg:height="0.649cm" svg:x="14.6cm" svg:y="22.752cm">
          <draw:text-box>
            <text:p text:style-name="P1"><text:span text:style-name="T5">91</text:span></text:p>
          </draw:text-box>
        </draw:frame>
        <draw:frame draw:style-name="gr12" draw:text-style-name="P7" draw:layer="layout" svg:width="0.9cm" svg:height="0.649cm" svg:x="13cm" svg:y="21.951cm">
          <draw:text-box>
            <text:p text:style-name="P1"><text:span text:style-name="T5">1</text:span></text:p>
          </draw:text-box>
        </draw:frame>
        <draw:frame draw:style-name="gr12" draw:text-style-name="P7" draw:layer="layout" svg:width="0.9cm" svg:height="0.649cm" svg:x="13.7cm" svg:y="23.852cm">
          <draw:text-box>
            <text:p text:style-name="P1"><text:span text:style-name="T5">1</text:span></text:p>
          </draw:text-box>
        </draw:frame>
        <draw:line draw:style-name="gr8" draw:text-style-name="P1" draw:layer="layout" svg:x1="13.7cm" svg:y1="16.799cm" svg:x2="11.6cm" svg:y2="15.298cm">
          <text:p/>
        </draw:line>
        <draw:frame draw:style-name="gr4" draw:text-style-name="P1" draw:layer="layout" svg:width="0.9cm" svg:height="2.2cm" svg:x="20.599cm" svg:y="4.999cm">
          <draw:image xlink:href="Pictures/10000201000000A300000165075FB9B213F128A7.png" xlink:type="simple" xlink:show="embed" xlink:actuate="onLoad">
            <text:p/>
          </draw:image>
        </draw:frame>
        <draw:line draw:style-name="gr8" draw:text-style-name="P1" draw:layer="layout" svg:x1="21cm" svg:y1="10.2cm" svg:x2="21cm" svg:y2="7.1cm">
          <text:p/>
        </draw:line>
        <draw:frame draw:style-name="gr3" draw:text-style-name="P7" draw:layer="layout" svg:width="4cm" svg:height="0.895cm" svg:x="16.5cm" svg:y="5.605cm">
          <draw:text-box>
            <text:p text:style-name="P1"><text:span text:style-name="T1">Passerelle développeur</text:span></text:p>
            <text:p text:style-name="P1"><text:span text:style-name="T2">debian</text:span></text:p>
          </draw:text-box>
        </draw:frame>
        <draw:frame draw:style-name="gr12" draw:text-style-name="P7" draw:layer="layout" svg:width="0.9cm" svg:height="0.649cm" svg:x="20.3cm" svg:y="7.251cm">
          <draw:text-box>
            <text:p text:style-name="P1"><text:span text:style-name="T5">1</text:span></text:p>
          </draw:text-box>
        </draw:frame>
        <draw:line draw:style-name="gr8" draw:text-style-name="P1" draw:layer="layout" svg:x1="21cm" svg:y1="5cm" svg:x2="21cm" svg:y2="1.9cm">
          <text:p/>
        </draw:line>
        <draw:frame draw:style-name="gr7" draw:text-style-name="P4" draw:layer="layout" svg:width="4.1cm" svg:height="0.7cm" svg:x="21cm" svg:y="3.1cm">
          <draw:text-box>
            <text:p text:style-name="P1"><text:span text:style-name="T4">Interco 192.168.226.0/24</text:span></text:p>
          </draw:text-box>
        </draw:frame>
        <draw:frame draw:style-name="gr15" draw:text-style-name="P7" draw:layer="layout" svg:width="2.6cm" svg:height="0.601cm" svg:x="18.7cm" svg:y="4.5cm">
          <draw:text-box>
            <text:p text:style-name="P1"><text:span text:style-name="T5">variable</text:span></text:p>
          </draw:text-box>
        </draw:frame>
        <draw:line draw:style-name="gr8" draw:text-style-name="P1" draw:layer="layout" svg:x1="36.2cm" svg:y1="3.3cm" svg:x2="36.2cm" svg:y2="3.7cm">
          <text:p/>
        </draw:line>
        <draw:frame draw:style-name="gr4" draw:text-style-name="P1" draw:layer="layout" svg:width="0.9cm" svg:height="1.2cm" svg:x="35.8cm" svg:y="2.1cm">
          <draw:image xlink:href="Pictures/10000201000000A300000165075FB9B213F128A7.png" xlink:type="simple" xlink:show="embed" xlink:actuate="onLoad">
            <text:p/>
          </draw:image>
        </draw:frame>
        <draw:frame draw:style-name="gr11" draw:text-style-name="P7" draw:layer="layout" svg:width="1.7cm" svg:height="1.217cm" svg:x="35.4cm" svg:y="0.983cm">
          <draw:text-box>
            <text:p text:style-name="P1"><text:span text:style-name="T6">Nomade-1</text:span></text:p>
            <text:p text:style-name="P1"><text:span text:style-name="T2">debian</text:span></text:p>
            <text:p text:style-name="P1"><text:span text:style-name="T5">50</text:span></text:p>
          </draw:text-box>
        </draw:frame>
        <draw:frame draw:style-name="gr11" draw:text-style-name="P7" draw:layer="layout" svg:width="1.7cm" svg:height="1.217cm" svg:x="38.6cm" svg:y="1.083cm">
          <draw:text-box>
            <text:p text:style-name="P1"><text:span text:style-name="T6">Nomade-3</text:span></text:p>
            <text:p text:style-name="P1"><text:span text:style-name="T2">debian</text:span></text:p>
            <text:p text:style-name="P1"><text:span text:style-name="T5">52</text:span></text:p>
          </draw:text-box>
        </draw:frame>
        <draw:line draw:style-name="gr8" draw:text-style-name="P1" draw:layer="layout" svg:x1="39.5cm" svg:y1="2.7cm" svg:x2="39.5cm" svg:y2="3.7cm">
          <text:p/>
        </draw:line>
        <draw:frame draw:style-name="gr4" draw:text-style-name="P1" draw:layer="layout" svg:width="0.9cm" svg:height="1.2cm" svg:x="37.2cm" svg:y="2.1cm">
          <draw:image xlink:href="Pictures/10000201000000A300000165075FB9B213F128A7.png" xlink:type="simple" xlink:show="embed" xlink:actuate="onLoad">
            <text:p/>
          </draw:image>
        </draw:frame>
        <draw:frame draw:style-name="gr11" draw:text-style-name="P7" draw:layer="layout" svg:width="1.7cm" svg:height="1.217cm" svg:x="36.8cm" svg:y="0.983cm">
          <draw:text-box>
            <text:p text:style-name="P1"><text:span text:style-name="T6">Nomade-2</text:span></text:p>
            <text:p text:style-name="P1"><text:span text:style-name="T2">debian</text:span></text:p>
            <text:p text:style-name="P1"><text:span text:style-name="T5">51</text:span></text:p>
          </draw:text-box>
        </draw:frame>
        <draw:line draw:style-name="gr8" draw:text-style-name="P1" draw:layer="layout" svg:x1="2.3cm" svg:y1="4.6cm" svg:x2="2.3cm" svg:y2="5.5cm">
          <text:p/>
        </draw:line>
        <draw:frame draw:style-name="gr11" draw:text-style-name="P7" draw:layer="layout" svg:width="2cm" svg:height="1.217cm" svg:x="0.3cm" svg:y="5.2cm">
          <draw:text-box>
            <text:p text:style-name="P1"><text:span text:style-name="T1">WSUS</text:span></text:p>
            <text:p text:style-name="P1"><text:span text:style-name="T2">win2012R2</text:span></text:p>
            <text:p text:style-name="P1"><text:span text:style-name="T5">9</text:span></text:p>
          </draw:text-box>
        </draw:frame>
        <draw:frame draw:style-name="gr4" draw:text-style-name="P1" draw:layer="layout" svg:width="1cm" svg:height="0.9cm" svg:x="6.7cm" svg:y="8cm">
          <draw:image xlink:href="Pictures/10000201000001B9000001215CB43585CBFFE0FA.png" xlink:type="simple" xlink:show="embed" xlink:actuate="onLoad">
            <text:p/>
          </draw:image>
        </draw:frame>
        <draw:frame draw:style-name="gr4" draw:text-style-name="P1" draw:layer="layout" svg:width="0.9cm" svg:height="1.2cm" svg:x="0.9cm" svg:y="3.8cm">
          <draw:image xlink:href="Pictures/10000201000000A300000165075FB9B213F128A7.png" xlink:type="simple" xlink:show="embed" xlink:actuate="onLoad">
            <text:p/>
          </draw:image>
        </draw:frame>
        <draw:line draw:style-name="gr8" draw:text-style-name="P1" draw:layer="layout" svg:x1="4.8cm" svg:y1="4.6cm" svg:x2="4.8cm" svg:y2="6.2cm">
          <text:p/>
        </draw:line>
        <draw:frame draw:style-name="gr11" draw:text-style-name="P7" draw:layer="layout" svg:width="2cm" svg:height="1.217cm" svg:x="3.8cm" svg:y="4.906cm">
          <draw:text-box>
            <text:p text:style-name="P1"><text:span text:style-name="T4">ssl-spc-02</text:span></text:p>
            <text:p text:style-name="P1"><text:span text:style-name="T2">eSSL-SPC</text:span></text:p>
            <text:p text:style-name="P1"><text:span text:style-name="T5">10</text:span></text:p>
          </draw:text-box>
        </draw:frame>
        <draw:line draw:style-name="gr8" draw:text-style-name="P1" draw:layer="layout" svg:x1="4.4cm" svg:y1="6.9cm" svg:x2="1.3cm" svg:y2="7.2cm">
          <text:p/>
        </draw:line>
        <draw:line draw:style-name="gr8" draw:text-style-name="P1" draw:layer="layout" svg:x1="4.9cm" svg:y1="6.9cm" svg:x2="4cm" svg:y2="8cm">
          <text:p/>
        </draw:line>
        <draw:frame draw:style-name="gr4" draw:text-style-name="P1" draw:layer="layout" svg:width="0.9cm" svg:height="1.2cm" svg:x="1.2cm" svg:y="8cm">
          <draw:image xlink:href="Pictures/10000201000000A300000165075FB9B213F128A7.png" xlink:type="simple" xlink:show="embed" xlink:actuate="onLoad">
            <text:p/>
          </draw:image>
        </draw:frame>
        <draw:frame draw:style-name="gr4" draw:text-style-name="P1" draw:layer="layout" svg:width="0.9cm" svg:height="1.2cm" svg:x="4.3cm" svg:y="6cm">
          <draw:image xlink:href="Pictures/10000201000000A300000165075FB9B213F128A7.png" xlink:type="simple" xlink:show="embed" xlink:actuate="onLoad">
            <text:p/>
          </draw:image>
        </draw:frame>
        <draw:frame draw:style-name="gr4" draw:text-style-name="P1" draw:layer="layout" svg:width="1cm" svg:height="0.9cm" svg:x="1.4cm" svg:y="13.399cm">
          <draw:image xlink:href="Pictures/10000201000001B9000001215CB43585CBFFE0FA.png" xlink:type="simple" xlink:show="embed" xlink:actuate="onLoad">
            <text:p/>
          </draw:image>
        </draw:frame>
        <draw:line draw:style-name="gr8" draw:text-style-name="P1" draw:layer="layout" svg:x1="1.7cm" svg:y1="7.1cm" svg:x2="1.7cm" svg:y2="8.602cm">
          <text:p/>
        </draw:line>
        <draw:line draw:style-name="gr8" draw:text-style-name="P1" draw:layer="layout" svg:x1="4.1cm" svg:y1="7.9cm" svg:x2="4.1cm" svg:y2="8.7cm">
          <text:p/>
        </draw:line>
        <draw:frame draw:style-name="gr11" draw:text-style-name="P7" draw:layer="layout" svg:width="2cm" svg:height="1.217cm" svg:x="6.1cm" svg:y="8.684cm">
          <draw:text-box>
            <text:p text:style-name="P1"><text:span text:style-name="T1">pcwifi</text:span></text:p>
            <text:p text:style-name="P1"><text:span text:style-name="T2">win7</text:span></text:p>
            <text:p text:style-name="P1"><text:span text:style-name="T5">dhcp</text:span></text:p>
          </draw:text-box>
        </draw:frame>
        <draw:frame draw:style-name="gr4" draw:text-style-name="P1" draw:layer="layout" svg:width="0.9cm" svg:height="1.2cm" svg:x="3.7cm" svg:y="8.3cm">
          <draw:image xlink:href="Pictures/10000201000000A300000165075FB9B213F128A7.png" xlink:type="simple" xlink:show="embed" xlink:actuate="onLoad">
            <text:p/>
          </draw:image>
        </draw:frame>
        <draw:frame draw:style-name="gr16" draw:text-style-name="P8" draw:layer="layout" svg:width="2.8cm" svg:height="0.809cm" svg:x="1.6cm" svg:y="7cm">
          <draw:text-box>
            <text:p><text:span text:style-name="T6">Vspccol2 192.168.208.0 /29</text:span></text:p>
          </draw:text-box>
        </draw:frame>
        <draw:frame draw:style-name="gr16" draw:text-style-name="P8" draw:layer="layout" svg:width="2.8cm" svg:height="0.809cm" svg:x="4cm" svg:y="7.501cm">
          <draw:text-box>
            <text:p><text:span text:style-name="T6">Vspcmet2 192.168.208.8 /29</text:span></text:p>
          </draw:text-box>
        </draw:frame>
        <draw:frame draw:style-name="gr12" draw:text-style-name="P7" draw:layer="layout" svg:width="0.9cm" svg:height="0.649cm" svg:x="3.7cm" svg:y="6.455cm">
          <draw:text-box>
            <text:p text:style-name="P1"><text:span text:style-name="T5">1</text:span></text:p>
          </draw:text-box>
        </draw:frame>
        <draw:frame draw:style-name="gr12" draw:text-style-name="P7" draw:layer="layout" svg:width="0.9cm" svg:height="0.649cm" svg:x="4.3cm" svg:y="7.055cm">
          <draw:text-box>
            <text:p text:style-name="P1"><text:span text:style-name="T5">9</text:span></text:p>
          </draw:text-box>
        </draw:frame>
        <draw:frame draw:style-name="gr12" draw:text-style-name="P7" draw:layer="layout" svg:width="0.9cm" svg:height="0.649cm" svg:x="1.4cm" svg:y="7.555cm">
          <draw:text-box>
            <text:p text:style-name="P1"><text:span text:style-name="T5">5</text:span></text:p>
          </draw:text-box>
        </draw:frame>
        <draw:frame draw:style-name="gr12" draw:text-style-name="P7" draw:layer="layout" svg:width="0.9cm" svg:height="0.649cm" svg:x="3.4cm" svg:y="7.855cm">
          <draw:text-box>
            <text:p text:style-name="P1"><text:span text:style-name="T5">10</text:span></text:p>
          </draw:text-box>
        </draw:frame>
        <draw:line draw:style-name="gr8" draw:text-style-name="P1" draw:layer="layout" svg:x1="14.1cm" svg:y1="23.898cm" svg:x2="9.6cm" svg:y2="27.698cm">
          <text:p/>
        </draw:line>
        <draw:line draw:style-name="gr8" draw:text-style-name="P1" draw:layer="layout" svg:x1="2.1cm" svg:y1="27.698cm" svg:x2="9.6cm" svg:y2="27.698cm">
          <text:p/>
        </draw:line>
        <draw:frame draw:style-name="gr13" draw:text-style-name="P6" draw:layer="layout" svg:width="4.1cm" svg:height="0.6cm" svg:x="2.6cm" svg:y="27.198cm">
          <draw:text-box>
            <text:p><text:span text:style-name="T1">vspcptp 10.200.32.0/24</text:span></text:p>
          </draw:text-box>
        </draw:frame>
        <draw:frame draw:style-name="gr12" draw:text-style-name="P7" draw:layer="layout" svg:width="0.9cm" svg:height="0.649cm" svg:x="13.1cm" svg:y="22.953cm">
          <draw:text-box>
            <text:p text:style-name="P1"><text:span text:style-name="T5">1</text:span></text:p>
          </draw:text-box>
        </draw:frame>
        <draw:frame draw:style-name="gr4" draw:text-style-name="P1" draw:layer="layout" svg:width="0.9cm" svg:height="1.2cm" svg:x="8cm" svg:y="21.199cm">
          <draw:image xlink:href="Pictures/10000201000000A300000165075FB9B213F128A7.png" xlink:type="simple" xlink:show="embed" xlink:actuate="onLoad">
            <text:p/>
          </draw:image>
        </draw:frame>
        <draw:frame draw:style-name="gr4" draw:text-style-name="P1" draw:layer="layout" svg:width="0.9cm" svg:height="1.2cm" svg:x="9.1cm" svg:y="23.998cm">
          <draw:image xlink:href="Pictures/10000201000000A300000165075FB9B213F128A7.png" xlink:type="simple" xlink:show="embed" xlink:actuate="onLoad">
            <text:p/>
          </draw:image>
        </draw:frame>
        <draw:frame draw:style-name="gr4" draw:text-style-name="P1" draw:layer="layout" svg:width="1cm" svg:height="0.9cm" svg:x="6.8cm" svg:y="26.398cm">
          <draw:image xlink:href="Pictures/10000201000001B9000001215CB43585CBFFE0FA.png" xlink:type="simple" xlink:show="embed" xlink:actuate="onLoad">
            <text:p/>
          </draw:image>
        </draw:frame>
        <draw:frame draw:style-name="gr12" draw:text-style-name="P7" draw:layer="layout" svg:width="0.9cm" svg:height="0.649cm" svg:x="14.1cm" svg:y="21.153cm">
          <draw:text-box>
            <text:p text:style-name="P1"><text:span text:style-name="T5">71</text:span></text:p>
          </draw:text-box>
        </draw:frame>
        <draw:line draw:style-name="gr8" draw:text-style-name="P1" draw:layer="layout" svg:x1="14.2cm" svg:y1="21.799cm" svg:x2="14.2cm" svg:y2="20.499cm">
          <text:p/>
        </draw:line>
        <draw:custom-shape draw:style-name="gr10" draw:text-style-name="P5" draw:layer="layout" svg:width="2cm" svg:height="0.9cm" svg:x="13.201cm" svg:y="19.701cm">
          <text:p text:style-name="P1"><text:span text:style-name="T1">vext</text:span></text:p>
          <text:p text:style-name="P1"><text:span text:style-name="T1">10.200.0.0/2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 draw:layer="layout" svg:width="0.9cm" svg:height="1.2cm" svg:x="28.5cm" svg:y="4.6cm">
          <draw:image xlink:href="Pictures/10000201000000A300000165075FB9B213F128A7.png" xlink:type="simple" xlink:show="embed" xlink:actuate="onLoad">
            <text:p/>
          </draw:image>
        </draw:frame>
        <draw:frame draw:style-name="gr11" draw:text-style-name="P7" draw:layer="layout" svg:width="2.5cm" svg:height="1.217cm" svg:x="27.7cm" svg:y="5.783cm">
          <draw:text-box>
            <text:p text:style-name="P1"><text:span text:style-name="T1">esbl-ddt101</text:span></text:p>
            <text:p text:style-name="P1"><text:span text:style-name="T2">eSBL</text:span></text:p>
            <text:p text:style-name="P1"><text:span text:style-name="T5">11</text:span></text:p>
          </draw:text-box>
        </draw:frame>
        <draw:frame draw:style-name="gr4" draw:text-style-name="P1" draw:layer="layout" svg:width="0.9cm" svg:height="1.2cm" svg:x="34.3cm" svg:y="4.6cm">
          <draw:image xlink:href="Pictures/10000201000000A300000165075FB9B213F128A7.png" xlink:type="simple" xlink:show="embed" xlink:actuate="onLoad">
            <text:p/>
          </draw:image>
        </draw:frame>
        <draw:frame draw:style-name="gr11" draw:text-style-name="P7" draw:layer="layout" svg:width="2.5cm" svg:height="1.217cm" svg:x="33.4cm" svg:y="5.8cm">
          <draw:text-box>
            <text:p text:style-name="P1"><text:span text:style-name="T1">esbl-ac-test-fr</text:span></text:p>
            <text:p text:style-name="P1"><text:span text:style-name="T2">eSBL</text:span></text:p>
            <text:p text:style-name="P1"><text:span text:style-name="T5">14</text:span></text:p>
          </draw:text-box>
        </draw:frame>
        <draw:frame draw:style-name="gr4" draw:text-style-name="P1" draw:layer="layout" svg:width="0.9cm" svg:height="1.2cm" svg:x="39cm" svg:y="2.1cm">
          <draw:image xlink:href="Pictures/10000201000000A300000165075FB9B213F128A7.png" xlink:type="simple" xlink:show="embed" xlink:actuate="onLoad">
            <text:p/>
          </draw:image>
        </draw:frame>
        <draw:line draw:style-name="gr8" draw:text-style-name="P1" draw:layer="layout" svg:x1="37.7cm" svg:y1="3.3cm" svg:x2="37.7cm" svg:y2="3.7cm">
          <text:p/>
        </draw:line>
        <draw:frame draw:style-name="gr4" draw:text-style-name="P1" draw:layer="layout" svg:width="1cm" svg:height="0.9cm" svg:x="32.4cm" svg:y="4.6cm">
          <draw:image xlink:href="Pictures/10000201000001B9000001215CB43585CBFFE0FA.png" xlink:type="simple" xlink:show="embed" xlink:actuate="onLoad">
            <text:p/>
          </draw:image>
        </draw:frame>
        <draw:frame draw:style-name="gr17" draw:text-style-name="P7" draw:layer="layout" svg:width="2.1cm" svg:height="1.539cm" svg:x="30cm" svg:y="5.683cm">
          <draw:text-box>
            <text:p text:style-name="P1"><text:span text:style-name="T1">win7</text:span></text:p>
            <text:p text:style-name="P1"><text:span text:style-name="T2">win7</text:span></text:p>
            <text:p text:style-name="P1"><text:span text:style-name="T5">17</text:span></text:p>
            <text:p text:style-name="P1"><text:span text:style-name="T5">DHCP</text:span></text:p>
          </draw:text-box>
        </draw:frame>
        <draw:frame draw:style-name="gr17" draw:text-style-name="P7" draw:layer="layout" svg:width="2.1cm" svg:height="1.539cm" svg:x="31.9cm" svg:y="5.661cm">
          <draw:text-box>
            <text:p text:style-name="P1"><text:span text:style-name="T1">win10</text:span></text:p>
            <text:p text:style-name="P1"><text:span text:style-name="T2">win10</text:span></text:p>
            <text:p text:style-name="P1"><text:span text:style-name="T5">18</text:span></text:p>
            <text:p text:style-name="P1"><text:span text:style-name="T5">DHCP</text:span></text:p>
          </draw:text-box>
        </draw:frame>
        <draw:custom-shape draw:style-name="gr2" draw:text-style-name="P1" draw:layer="layout" svg:width="0.7cm" svg:height="0.7cm" svg:x="16.934cm" svg:y="22.662cm">
          <text:p/>
          <draw:enhanced-geometry svg:viewBox="0 0 21600 21600" draw:type="rectangle" draw:enhanced-path="M 0 0 L 21600 0 21600 21600 0 21600 0 0 Z N"/>
        </draw:custom-shape>
        <draw:custom-shape draw:style-name="gr18" draw:text-style-name="P1" draw:layer="layout" svg:width="0.6cm" svg:height="0.6cm" svg:x="16.9cm" svg:y="20.4cm">
          <text:p/>
          <draw:enhanced-geometry svg:viewBox="0 0 21600 21600" draw:type="rectangle" draw:enhanced-path="M 0 0 L 21600 0 21600 21600 0 21600 0 0 Z N"/>
        </draw:custom-shape>
        <draw:frame draw:style-name="gr19" draw:layer="layout" svg:width="3.774cm" svg:height="0.962cm" svg:x="17.726cm" svg:y="20.238cm">
          <draw:text-box>
            <text:p>implémenté</text:p>
          </draw:text-box>
        </draw:frame>
        <draw:custom-shape draw:style-name="gr20" draw:text-style-name="P1" draw:layer="layout" svg:width="2cm" svg:height="4cm" svg:x="36cm" svg:y="4.3cm">
          <text:p/>
          <draw:enhanced-geometry svg:viewBox="0 0 21600 21600" draw:type="rectangle" draw:enhanced-path="M 0 0 L 21600 0 21600 21600 0 21600 0 0 Z N"/>
        </draw:custom-shape>
        <draw:custom-shape draw:style-name="gr20" draw:text-style-name="P1" draw:layer="layout" svg:width="2.6cm" svg:height="4cm" svg:x="38.4cm" svg:y="4.3cm">
          <text:p/>
          <draw:enhanced-geometry svg:viewBox="0 0 21600 21600" draw:type="rectangle" draw:enhanced-path="M 0 0 L 21600 0 21600 21600 0 21600 0 0 Z N"/>
        </draw:custom-shape>
        <draw:frame draw:style-name="gr3" draw:text-style-name="P4" draw:layer="layout" svg:width="2.4cm" svg:height="1.539cm" svg:x="35.8cm" svg:y="7cm">
          <draw:text-box>
            <text:p text:style-name="P1"><text:span text:style-name="T4">Site1</text:span></text:p>
            <text:p text:style-name="P1"><text:span text:style-name="T4">192.168.227.0</text:span></text:p>
            <text:p text:style-name="P1"><text:span text:style-name="T4">25</text:span></text:p>
            <text:p text:style-name="P1"><text:span text:style-name="T4"/></text:p>
          </draw:text-box>
        </draw:frame>
        <draw:line draw:style-name="gr8" draw:text-style-name="P1" draw:layer="layout" svg:x1="27.2cm" svg:y1="3.7cm" svg:x2="27.2cm" svg:y2="4.7cm">
          <text:p/>
        </draw:line>
        <draw:line draw:style-name="gr8" draw:text-style-name="P1" draw:layer="layout" svg:x1="28.8cm" svg:y1="3.7cm" svg:x2="28.8cm" svg:y2="4.7cm">
          <text:p/>
        </draw:line>
        <draw:line draw:style-name="gr8" draw:text-style-name="P1" draw:layer="layout" svg:x1="31.2cm" svg:y1="3.6cm" svg:x2="31.2cm" svg:y2="4.6cm">
          <text:p/>
        </draw:line>
        <draw:line draw:style-name="gr8" draw:text-style-name="P1" draw:layer="layout" svg:x1="32.9cm" svg:y1="3.7cm" svg:x2="32.9cm" svg:y2="4.7cm">
          <text:p/>
        </draw:line>
        <draw:line draw:style-name="gr8" draw:text-style-name="P1" draw:layer="layout" svg:x1="34.7cm" svg:y1="3.7cm" svg:x2="34.7cm" svg:y2="4.7cm">
          <text:p/>
        </draw:line>
        <draw:line draw:style-name="gr8" draw:text-style-name="P1" draw:layer="layout" svg:x1="37.1cm" svg:y1="3.7cm" svg:x2="37.1cm" svg:y2="4.7cm">
          <text:p/>
        </draw:line>
        <draw:line draw:style-name="gr8" draw:text-style-name="P1" draw:layer="layout" svg:x1="39.7cm" svg:y1="3.7cm" svg:x2="39.7cm" svg:y2="4.7cm">
          <text:p/>
        </draw:line>
        <draw:frame draw:style-name="gr4" draw:text-style-name="P1" draw:layer="layout" svg:width="0.9cm" svg:height="1.2cm" svg:x="22.912cm" svg:y="4.753cm">
          <draw:image xlink:href="Pictures/10000201000000A300000165075FB9B213F128A7.png" xlink:type="simple" xlink:show="embed" xlink:actuate="onLoad">
            <text:p/>
          </draw:image>
        </draw:frame>
        <draw:frame draw:style-name="gr11" draw:text-style-name="P7" draw:layer="layout" svg:width="2.5cm" svg:height="1.539cm" svg:x="22.1cm" svg:y="5.983cm">
          <draw:text-box>
            <text:p text:style-name="P1"><text:span text:style-name="T1">Esbl-</text:span><text:span text:style-name="T7">geomatique</text:span></text:p>
            <text:p text:style-name="P1"><text:span text:style-name="T8">19</text:span></text:p>
            <text:p text:style-name="P1"><text:span text:style-name="T5"/></text:p>
          </draw:text-box>
        </draw:frame>
        <draw:frame draw:style-name="gr4" draw:text-style-name="P1" draw:layer="layout" svg:width="0.9cm" svg:height="1.2cm" svg:x="24.5cm" svg:y="4.8cm">
          <draw:image xlink:href="Pictures/10000201000000A300000165075FB9B213F128A7.png" xlink:type="simple" xlink:show="embed" xlink:actuate="onLoad">
            <text:p/>
          </draw:image>
        </draw:frame>
        <draw:frame draw:style-name="gr11" draw:text-style-name="P7" draw:layer="layout" svg:width="2.5cm" svg:height="1.539cm" svg:x="24.1cm" svg:y="6cm">
          <draw:text-box>
            <text:p text:style-name="P1"><text:span text:style-name="T1">Esbl-</text:span><text:span text:style-name="T7">appli</text:span></text:p>
            <text:p text:style-name="P1"><text:span text:style-name="T7"><text:s/></text:span><text:span text:style-name="T7">Web</text:span></text:p>
            <text:p text:style-name="P1"><text:span text:style-name="T8">22</text:span></text:p>
            <text:p text:style-name="P1"><text:span text:style-name="T5"/></text:p>
          </draw:text-box>
        </draw:frame>
        <draw:custom-shape draw:style-name="gr1" draw:text-style-name="P1" draw:layer="layout" svg:width="0.8cm" svg:height="0.8cm" svg:x="16.9cm" svg:y="21.3cm">
          <text:p/>
          <draw:enhanced-geometry svg:viewBox="0 0 21600 21600" draw:type="rectangle" draw:enhanced-path="M 0 0 L 21600 0 21600 21600 0 21600 0 0 Z N"/>
        </draw:custom-shape>
        <draw:frame draw:style-name="gr21" draw:layer="layout" svg:width="4.515cm" svg:height="0.962cm" svg:x="17.826cm" svg:y="21.2cm">
          <draw:text-box>
            <text:p>à implémenter</text:p>
          </draw:text-box>
        </draw:frame>
        <draw:frame draw:style-name="gr22" draw:layer="layout" svg:width="8.075cm" svg:height="0.962cm" svg:x="17.655cm" svg:y="22.5cm">
          <draw:text-box>
            <text:p>Mise en œuvre à réévaluer</text:p>
          </draw:text-box>
        </draw:frame>
        <draw:frame draw:style-name="gr3" draw:text-style-name="P4" draw:layer="layout" svg:width="2.9cm" svg:height="1.539cm" svg:x="38.3cm" svg:y="7cm">
          <draw:text-box>
            <text:p text:style-name="P1"><text:span text:style-name="T4">Site2</text:span></text:p>
            <text:p text:style-name="P1"><text:span text:style-name="T4">192.168.227.128</text:span></text:p>
            <text:p text:style-name="P1"><text:span text:style-name="T4">/25</text:span></text:p>
            <text:p text:style-name="P1"><text:span text:style-name="T4"/></text:p>
          </draw:text-box>
        </draw:frame>
        <draw:line draw:style-name="gr8" draw:text-style-name="P1" draw:layer="layout" svg:x1="23.4cm" svg:y1="3.8cm" svg:x2="23.4cm" svg:y2="4.8cm">
          <text:p/>
        </draw:line>
        <draw:line draw:style-name="gr8" draw:text-style-name="P1" draw:layer="layout" svg:x1="25cm" svg:y1="3.8cm" svg:x2="25cm" svg:y2="4.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ierryJ </meta:initial-creator>
    <meta:creation-date>2015-09-07T15:07:03.058671679</meta:creation-date>
    <dc:date>2018-05-17T17:43:30.490390955</dc:date>
    <dc:creator>Vincent CHAVANON</dc:creator>
    <meta:editing-duration>P3DT9H33M24S</meta:editing-duration>
    <meta:editing-cycles>71</meta:editing-cycles>
    <meta:generator>LibreOffice/4.2.8.2$Linux_X86_64 LibreOffice_project/420m0$Build-2</meta:generator>
    <meta:printed-by>Emmanuel IHRY</meta:printed-by>
    <meta:print-date>2018-05-09T13:48:59.696752306</meta:print-date>
    <meta:document-statistic meta:object-count="311"/>
  </office:meta>
</office:document-meta>
</file>